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F600000CE5948AB1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family-generic="system" style:font-pitch="variable"/>
    <style:font-face style:name="新細明體" svg:font-family="新細明體" style:font-family-generic="system" style:font-pitch="variable"/>
  </office:font-face-decls>
  <office:automatic-styles>
    <style:style style:name="Table1" style:family="table" style:master-page-name="">
      <style:table-properties style:width="6.4931in" fo:margin-left="0.0035in" fo:margin-top="0in" fo:margin-bottom="0in" style:page-number="auto"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background-color="#e7e6e6" fo:padding-left="0.0799in" fo:padding-right="0.0799in" fo:padding-top="0in" fo:padding-bottom="0in" fo:border="0.5pt solid #000000" style:writing-mode="lr-tb">
        <style:background-image/>
      </style:table-cell-properties>
    </style:style>
    <style:style style:name="Table1.A2" style:family="table-cell">
      <style:table-cell-properties fo:padding-left="0.0799in" fo:padding-right="0.0799in" fo:padding-top="0in" fo:padding-bottom="0in" fo:border="0.5pt solid #000000" style:writing-mode="lr-tb"/>
    </style:style>
    <style:style style:name="Table1.A4" style:family="table-cell">
      <style:table-cell-properties fo:padding-left="0.0799in" fo:padding-right="0.0799in" fo:padding-top="0in" fo:padding-bottom="0in" fo:border="0.5pt solid #000000" style:writing-mode="lr-tb"/>
    </style:style>
    <style:style style:name="Table1.A6" style:family="table-cell">
      <style:table-cell-properties fo:padding-left="0.0799in" fo:padding-right="0.0799in" fo:padding-top="0in" fo:padding-bottom="0in" fo:border="0.5pt solid #000000" style:writing-mode="lr-tb"/>
    </style:style>
    <style:style style:name="P1" style:family="paragraph" style:parent-style-name="Standard">
      <style:paragraph-properties fo:margin-left="0in" fo:margin-right="0.0811in" fo:margin-top="0in" fo:margin-bottom="0in" style:contextual-spacing="false" fo:line-height="108%" fo:text-align="center" style:justify-single-word="false" fo:text-indent="0in" style:auto-text-indent="false" loext:word-spacing-minimum="75%" loext:word-spacing-maximum="133%"/>
    </style:style>
    <style:style style:name="P2" style:family="paragraph" style:parent-style-name="Standard">
      <style:paragraph-properties fo:margin-left="0in" fo:margin-right="0.0811in" fo:margin-top="0in" fo:margin-bottom="0in" style:contextual-spacing="false" fo:line-height="108%" fo:text-align="center" style:justify-single-word="false" fo:text-indent="0in" style:auto-text-indent="false" loext:word-spacing-minimum="75%" loext:word-spacing-maximum="133%"/>
      <style:text-properties style:font-name="Verdana" fo:font-size="10pt" fo:language="es" fo:country="CR" fo:font-weight="bold" style:font-size-asian="10pt" style:font-weight-asian="bold" style:font-size-complex="10pt"/>
    </style:style>
    <style:style style:name="P3" style:family="paragraph" style:parent-style-name="Standard">
      <style:paragraph-properties fo:margin-left="0in" fo:margin-right="0.0591in" fo:margin-top="0in" fo:margin-bottom="0.011in" style:contextual-spacing="false" fo:line-height="108%" fo:text-align="center" style:justify-single-word="false" fo:text-indent="0in" style:auto-text-indent="false" loext:word-spacing-minimum="75%" loext:word-spacing-maximum="133%"/>
    </style:style>
    <style:style style:name="P4" style:family="paragraph" style:parent-style-name="Standard">
      <style:paragraph-properties fo:margin-left="0in" fo:margin-right="0.102in" fo:margin-top="0in" fo:margin-bottom="0in" style:contextual-spacing="false" fo:line-height="108%" fo:text-align="center" style:justify-single-word="false" fo:text-indent="0in" style:auto-text-indent="false" loext:word-spacing-minimum="75%" loext:word-spacing-maximum="133%"/>
    </style:style>
    <style:style style:name="P5" style:family="paragraph" style:parent-style-name="Standard">
      <style:paragraph-properties fo:margin-left="0in" fo:margin-top="0in" fo:margin-bottom="0.1028in" style:contextual-spacing="false" fo:line-height="108%" fo:text-align="left" style:justify-single-word="false" fo:text-indent="0in" style:auto-text-indent="false" loext:word-spacing-minimum="75%" loext:word-spacing-maximum="133%"/>
    </style:style>
    <style:style style:name="P6" style:family="paragraph" style:parent-style-name="List_20_Paragraph" style:list-style-name="WWNum19">
      <style:paragraph-properties fo:margin-top="0in" fo:margin-bottom="0.0575in" style:contextual-spacing="true" fo:line-height="108%" fo:text-align="left" style:justify-single-word="false" loext:word-spacing-minimum="75%" loext:word-spacing-maximum="133%"/>
    </style:style>
    <style:style style:name="P7" style:family="paragraph" style:parent-style-name="Standard" style:list-style-name="WWNum1">
      <style:paragraph-properties fo:margin-left="1in" fo:margin-right="0.0945in" fo:margin-top="0in" fo:margin-bottom="0.0299in" style:contextual-spacing="false" fo:text-indent="-0.25in" style:auto-text-indent="false"/>
    </style:style>
    <style:style style:name="P8" style:family="paragraph" style:parent-style-name="Standard">
      <style:paragraph-properties fo:margin-left="0.25in" fo:margin-right="6.3437in" fo:margin-top="0in" fo:margin-bottom="0.0016in" style:contextual-spacing="false" fo:line-height="93%" fo:text-align="left" style:justify-single-word="false" fo:text-indent="0in" style:auto-text-indent="false" loext:word-spacing-minimum="75%" loext:word-spacing-maximum="133%"/>
    </style:style>
    <style:style style:name="P9" style:family="paragraph" style:parent-style-name="Heading_20_2">
      <style:paragraph-properties fo:margin-left="0.2465in" fo:text-indent="-0.0071in" style:auto-text-indent="false"/>
    </style:style>
    <style:style style:name="P10" style:family="paragraph" style:parent-style-name="Standard">
      <style:paragraph-properties fo:margin-left="0.5in" fo:margin-top="0in" fo:margin-bottom="0.0472in" style:contextual-spacing="false" fo:line-height="108%" fo:text-align="left" style:justify-single-word="false" fo:text-indent="0in" style:auto-text-indent="false" loext:word-spacing-minimum="75%" loext:word-spacing-maximum="133%"/>
    </style:style>
    <style:style style:name="P11" style:family="paragraph" style:parent-style-name="Standard" style:list-style-name="WWNum2">
      <style:paragraph-properties fo:margin-left="0.5in" fo:margin-right="0.0909in" fo:margin-top="0in" fo:margin-bottom="0.0047in" style:contextual-spacing="false" fo:line-height="111%" fo:text-indent="-0.25in" style:auto-text-indent="false"/>
    </style:style>
    <style:style style:name="P12" style:family="paragraph" style:parent-style-name="Standard">
      <style:paragraph-properties fo:margin-left="0.5in" fo:margin-top="0in" fo:margin-bottom="0.0484in" style:contextual-spacing="false" fo:line-height="108%" fo:text-align="left" style:justify-single-word="false" fo:text-indent="0in" style:auto-text-indent="false" loext:word-spacing-minimum="75%" loext:word-spacing-maximum="133%"/>
    </style:style>
    <style:style style:name="P13" style:family="paragraph" style:parent-style-name="Standard" style:list-style-name="WWNum2">
      <style:paragraph-properties fo:margin-left="0.5in" fo:margin-right="0.0909in" fo:margin-top="0in" fo:margin-bottom="0.0047in" style:contextual-spacing="false" fo:line-height="111%" fo:text-indent="-0.25in" style:auto-text-indent="false"/>
      <style:text-properties officeooo:paragraph-rsid="000bd673"/>
    </style:style>
    <style:style style:name="P14" style:family="paragraph" style:parent-style-name="Standard">
      <style:paragraph-properties fo:margin-left="0.5in" fo:margin-top="0in" fo:margin-bottom="0.0508in" style:contextual-spacing="false" fo:line-height="108%" fo:text-align="left" style:justify-single-word="false" fo:text-indent="0in" style:auto-text-indent="false" loext:word-spacing-minimum="75%" loext:word-spacing-maximum="133%"/>
    </style:style>
    <style:style style:name="P15" style:family="paragraph" style:parent-style-name="Standard" style:list-style-name="WWNum2">
      <style:paragraph-properties fo:margin-left="0.5in" fo:margin-right="0.0909in" fo:margin-top="0in" fo:margin-bottom="0.139in" style:contextual-spacing="false" fo:line-height="109%" fo:text-indent="-0.25in" style:auto-text-indent="false"/>
    </style:style>
    <style:style style:name="P16" style:family="paragraph" style:parent-style-name="Standard">
      <style:paragraph-properties fo:margin-left="0.5in" fo:margin-right="0.0909in" fo:margin-top="0in" fo:margin-bottom="0.2736in" style:contextual-spacing="false" fo:line-height="109%" fo:text-indent="0in" style:auto-text-indent="false"/>
      <style:text-properties style:font-name="Verdana" fo:font-size="10pt" fo:language="es" fo:country="CR" officeooo:paragraph-rsid="000bd673" style:font-size-asian="10pt" style:font-size-complex="10pt"/>
    </style:style>
    <style:style style:name="P17" style:family="paragraph" style:parent-style-name="Standard">
      <style:paragraph-properties fo:margin-left="0.5in" fo:margin-right="0.0909in" fo:margin-top="0in" fo:margin-bottom="0.2736in" style:contextual-spacing="false" fo:line-height="109%" fo:text-indent="0in" style:auto-text-indent="false"/>
    </style:style>
    <style:style style:name="P18" style:family="paragraph" style:parent-style-name="Standard">
      <style:paragraph-properties fo:margin-left="0.5in" fo:margin-right="0.0909in" fo:margin-top="0in" fo:margin-bottom="0.2736in" style:contextual-spacing="false" fo:line-height="109%" fo:text-indent="0in" style:auto-text-indent="false"/>
      <style:text-properties style:font-name="Verdana" fo:font-size="10pt" fo:language="en" fo:country="US" officeooo:paragraph-rsid="0018b095" style:font-size-asian="10pt" style:font-size-complex="10pt"/>
    </style:style>
    <style:style style:name="P19" style:family="paragraph" style:parent-style-name="Standard">
      <style:paragraph-properties fo:margin-left="0.5in" fo:margin-right="0.0909in" fo:margin-top="0in" fo:margin-bottom="0.2736in" style:contextual-spacing="false" fo:line-height="109%" fo:text-indent="0in" style:auto-text-indent="false"/>
      <style:text-properties style:font-name="Verdana" fo:font-size="10pt" fo:language="es" fo:country="CR" officeooo:paragraph-rsid="0018b095" style:font-size-asian="10pt" style:font-size-complex="10pt"/>
    </style:style>
    <style:style style:name="P20" style:family="paragraph" style:parent-style-name="List_20_Paragraph" style:list-style-name="WWNum26">
      <style:paragraph-properties fo:margin-left="0.4925in" fo:margin-top="0in" fo:margin-bottom="0.111in" style:contextual-spacing="true" fo:line-height="108%" fo:text-indent="-0.1965in" style:auto-text-indent="false"/>
    </style:style>
    <style:style style:name="P21" style:family="paragraph" style:parent-style-name="List_20_Paragraph" style:list-style-name="WWNum26">
      <style:paragraph-properties fo:margin-top="0in" fo:margin-bottom="0.111in" style:contextual-spacing="true" fo:line-height="108%"/>
      <style:text-properties officeooo:paragraph-rsid="000e207f"/>
    </style:style>
    <style:style style:name="P22" style:family="paragraph" style:parent-style-name="List_20_Paragraph" style:list-style-name="WWNum26">
      <style:paragraph-properties fo:margin-top="0in" fo:margin-bottom="0.111in" style:contextual-spacing="true" fo:line-height="108%"/>
    </style:style>
    <style:style style:name="P23" style:family="paragraph" style:parent-style-name="List_20_Paragraph">
      <style:paragraph-properties fo:margin-top="0in" fo:margin-bottom="0.111in" style:contextual-spacing="true" fo:line-height="108%"/>
      <style:text-properties style:font-name="Verdana" fo:font-size="10pt" fo:language="es" fo:country="CR" fo:font-weight="normal" officeooo:rsid="0013418e" style:font-size-asian="10pt" style:font-weight-asian="normal" style:font-size-complex="10pt" style:font-weight-complex="normal"/>
    </style:style>
    <style:style style:name="P24" style:family="paragraph" style:parent-style-name="Standard" style:list-style-name="WWNum2">
      <style:paragraph-properties fo:margin-left="0.5in" fo:margin-right="0.0909in" fo:margin-top="0in" fo:margin-bottom="0.2736in" style:contextual-spacing="false" fo:line-height="109%" fo:text-indent="-0.25in" style:auto-text-indent="false"/>
    </style:style>
    <style:style style:name="P25" style:family="paragraph" style:parent-style-name="List_20_Paragraph" style:list-style-name="WWNum25">
      <style:paragraph-properties fo:margin-left="0.5in" fo:margin-right="0.0945in" fo:text-indent="-0.0071in" style:auto-text-indent="false"/>
    </style:style>
    <style:style style:name="P26" style:family="paragraph" style:parent-style-name="Standard">
      <style:paragraph-properties fo:margin-left="0.7571in" fo:margin-right="0.0945in" fo:text-indent="-0.0071in" style:auto-text-indent="false"/>
      <style:text-properties style:font-name="Verdana" fo:font-size="10pt" fo:language="es" fo:country="CR" style:font-size-asian="10pt" style:font-size-complex="10pt"/>
    </style:style>
    <style:style style:name="P27" style:family="paragraph" style:parent-style-name="Standard" style:list-style-name="WWNum4">
      <style:paragraph-properties fo:margin-left="0.5264in" fo:margin-top="0in" fo:margin-bottom="0.052in" style:contextual-spacing="false" fo:line-height="109%" fo:text-align="left" style:justify-single-word="false" fo:text-indent="-0.25in" style:auto-text-indent="false" loext:word-spacing-minimum="75%" loext:word-spacing-maximum="133%"/>
    </style:style>
    <style:style style:name="P28" style:family="paragraph" style:parent-style-name="Standard">
      <style:paragraph-properties fo:margin-left="0.528in" fo:margin-right="0.0945in" fo:text-indent="-0.0071in" style:auto-text-indent="false"/>
    </style:style>
    <style:style style:name="P29" style:family="paragraph" style:parent-style-name="Standard">
      <style:paragraph-properties fo:margin-left="0.5209in" fo:margin-top="0in" fo:margin-bottom="0.011in" style:contextual-spacing="false" fo:line-height="108%" fo:text-align="left" style:justify-single-word="false" fo:text-indent="0in" style:auto-text-indent="false" loext:word-spacing-minimum="75%" loext:word-spacing-maximum="133%"/>
    </style:style>
    <style:style style:name="P30" style:family="paragraph" style:parent-style-name="Standard">
      <style:paragraph-properties fo:margin-left="0.528in" fo:margin-top="0in" fo:margin-bottom="0.0118in" style:contextual-spacing="false" fo:line-height="109%" fo:text-align="left" style:justify-single-word="false" fo:text-indent="-0.0071in" style:auto-text-indent="false" loext:word-spacing-minimum="75%" loext:word-spacing-maximum="133%"/>
    </style:style>
    <style:style style:name="P31" style:family="paragraph" style:parent-style-name="Standard">
      <style:paragraph-properties fo:margin-left="0in" fo:margin-top="0in" fo:margin-bottom="0.0673in" style:contextual-spacing="false" fo:line-height="108%" fo:text-align="left" style:justify-single-word="false" fo:text-indent="0in" style:auto-text-indent="false" loext:word-spacing-minimum="75%" loext:word-spacing-maximum="133%"/>
      <style:text-properties officeooo:paragraph-rsid="0018b095"/>
    </style:style>
    <style:style style:name="P32" style:family="paragraph" style:parent-style-name="Standard" style:list-style-name="WWNum4">
      <style:paragraph-properties fo:margin-left="0.5264in" fo:margin-top="0in" fo:margin-bottom="0.0091in" style:contextual-spacing="false" fo:line-height="108%" fo:text-align="left" style:justify-single-word="false" fo:text-indent="-0.25in" style:auto-text-indent="false" loext:word-spacing-minimum="75%" loext:word-spacing-maximum="133%"/>
      <style:text-properties officeooo:paragraph-rsid="0018b095"/>
    </style:style>
    <style:style style:name="P33" style:family="paragraph" style:parent-style-name="Standard">
      <style:paragraph-properties fo:margin-left="0.5in" fo:margin-top="0in" fo:margin-bottom="0.0102in" style:contextual-spacing="false" fo:line-height="108%" fo:text-align="left" style:justify-single-word="false" fo:text-indent="0in" style:auto-text-indent="false" loext:word-spacing-minimum="75%" loext:word-spacing-maximum="133%"/>
    </style:style>
    <style:style style:name="P34" style:family="paragraph" style:parent-style-name="Heading_20_2">
      <style:paragraph-properties fo:margin-left="0.5071in" fo:text-indent="-0.0071in" style:auto-text-indent="false"/>
    </style:style>
    <style:style style:name="P35" style:family="paragraph" style:parent-style-name="Standard">
      <style:paragraph-properties fo:margin-left="0.5in" fo:margin-top="0in" fo:margin-bottom="0.0091in" style:contextual-spacing="false" fo:line-height="108%" fo:text-align="left" style:justify-single-word="false" fo:text-indent="0in" style:auto-text-indent="false" loext:word-spacing-minimum="75%" loext:word-spacing-maximum="133%"/>
    </style:style>
    <style:style style:name="P36" style:family="paragraph" style:parent-style-name="Standard">
      <style:paragraph-properties fo:margin-left="0.4965in" fo:margin-right="0.0909in" fo:margin-top="0in" fo:margin-bottom="0.0047in" style:contextual-spacing="false" fo:line-height="111%" fo:text-indent="-0.0071in" style:auto-text-indent="false"/>
    </style:style>
    <style:style style:name="P37" style:family="paragraph" style:parent-style-name="Heading_20_2">
      <style:paragraph-properties fo:margin-left="0.5071in" fo:margin-top="0in" fo:margin-bottom="0.1492in" style:contextual-spacing="false" fo:text-indent="-0.0071in" style:auto-text-indent="false"/>
    </style:style>
    <style:style style:name="P38" style:family="paragraph" style:parent-style-name="Standard">
      <style:paragraph-properties fo:margin-left="0.4965in" fo:margin-right="0.0909in" fo:margin-top="0in" fo:margin-bottom="0.1811in" style:contextual-spacing="false" fo:line-height="111%" fo:text-indent="-0.0071in" style:auto-text-indent="false"/>
    </style:style>
    <style:style style:name="P39" style:family="paragraph" style:parent-style-name="Standard" style:list-style-name="WWNum5">
      <style:paragraph-properties fo:margin-left="1in" fo:margin-right="0.0909in" fo:margin-top="0in" fo:margin-bottom="0.1811in" style:contextual-spacing="false" fo:line-height="111%" fo:text-indent="-0.25in" style:auto-text-indent="false"/>
    </style:style>
    <style:style style:name="P40" style:family="paragraph" style:parent-style-name="Standard" style:list-style-name="WWNum5">
      <style:paragraph-properties fo:margin-left="1in" fo:margin-right="0.0909in" fo:margin-top="0in" fo:margin-bottom="0.1429in" style:contextual-spacing="false" fo:line-height="111%" fo:text-indent="-0.25in" style:auto-text-indent="false"/>
    </style:style>
    <style:style style:name="P41" style:family="paragraph" style:parent-style-name="Standard">
      <style:paragraph-properties fo:margin-left="0.4965in" fo:margin-right="0.0909in" fo:margin-top="0in" fo:margin-bottom="0.1429in" style:contextual-spacing="false" fo:line-height="111%" fo:text-indent="-0.0071in" style:auto-text-indent="false"/>
    </style:style>
    <style:style style:name="P42" style:family="paragraph" style:parent-style-name="Standard">
      <style:paragraph-properties fo:margin-left="0.4965in" fo:margin-right="0.0909in" fo:margin-top="0in" fo:margin-bottom="0.1429in" style:contextual-spacing="false" fo:line-height="111%" fo:text-indent="-0.0071in" style:auto-text-indent="false"/>
      <style:text-properties style:font-name="Verdana" fo:font-size="10pt" fo:language="es" fo:country="CR" style:font-size-asian="10pt" style:font-size-complex="10pt"/>
    </style:style>
    <style:style style:name="P43" style:family="paragraph" style:parent-style-name="Standard">
      <style:paragraph-properties fo:margin-left="0.0071in" fo:margin-top="0in" fo:margin-bottom="0.0953in" style:contextual-spacing="false" fo:line-height="109%" fo:text-align="left" style:justify-single-word="false" fo:text-indent="-0.0071in" style:auto-text-indent="false" loext:word-spacing-minimum="75%" loext:word-spacing-maximum="133%"/>
    </style:style>
    <style:style style:name="P44" style:family="paragraph" style:parent-style-name="Standard">
      <style:paragraph-properties fo:margin-left="0.4654in" fo:margin-top="0in" fo:margin-bottom="0.0835in" style:contextual-spacing="false" fo:line-height="109%" fo:text-align="left" style:justify-single-word="false" fo:text-indent="-0.0071in" style:auto-text-indent="false" loext:word-spacing-minimum="75%" loext:word-spacing-maximum="133%"/>
    </style:style>
    <style:style style:name="P45" style:family="paragraph" style:parent-style-name="Standard">
      <style:paragraph-properties fo:margin-left="0.4756in" fo:margin-right="0.0909in" fo:margin-top="0in" fo:margin-bottom="0.1437in" style:contextual-spacing="false" fo:line-height="111%" fo:text-indent="-0.0071in" style:auto-text-indent="false"/>
    </style:style>
    <style:style style:name="P46" style:family="paragraph" style:parent-style-name="Standard">
      <style:paragraph-properties fo:margin-left="0.2465in" fo:margin-top="0in" fo:margin-bottom="0.1382in" style:contextual-spacing="false" fo:line-height="109%" fo:text-align="left" style:justify-single-word="false" fo:text-indent="0.2346in" style:auto-text-indent="false" loext:word-spacing-minimum="75%" loext:word-spacing-maximum="133%"/>
    </style:style>
    <style:style style:name="P47" style:family="paragraph" style:parent-style-name="Standard" style:list-style-name="WWNum6">
      <style:paragraph-properties fo:margin-left="0.7764in" fo:margin-top="0in" fo:margin-bottom="0.0917in" style:contextual-spacing="false" fo:line-height="108%" fo:text-align="left" style:justify-single-word="false" fo:text-indent="-0.2953in" style:auto-text-indent="false" loext:word-spacing-minimum="75%" loext:word-spacing-maximum="133%"/>
    </style:style>
    <style:style style:name="P48" style:family="paragraph" style:parent-style-name="Standard">
      <style:paragraph-properties fo:margin-left="0.7937in" fo:margin-right="0.0945in" fo:text-indent="-0.0071in" style:auto-text-indent="false"/>
    </style:style>
    <style:style style:name="P49" style:family="paragraph" style:parent-style-name="Standard">
      <style:paragraph-properties fo:margin-left="0.7866in" fo:margin-top="0in" fo:margin-bottom="0.011in" style:contextual-spacing="false" fo:line-height="108%" fo:text-align="left" style:justify-single-word="false" fo:text-indent="0in" style:auto-text-indent="false" loext:word-spacing-minimum="75%" loext:word-spacing-maximum="133%"/>
    </style:style>
    <style:style style:name="P50" style:family="paragraph" style:parent-style-name="Standard">
      <style:paragraph-properties fo:margin-left="0.4811in" fo:margin-top="0in" fo:margin-bottom="0.0917in" style:contextual-spacing="false" fo:line-height="108%" fo:text-align="left" style:justify-single-word="false" fo:text-indent="0in" style:auto-text-indent="false" loext:word-spacing-minimum="75%" loext:word-spacing-maximum="133%"/>
    </style:style>
    <style:style style:name="P51" style:family="paragraph" style:parent-style-name="Standard">
      <style:paragraph-properties fo:margin-left="0.7866in" fo:margin-top="0in" fo:margin-bottom="0.0126in" style:contextual-spacing="false" fo:line-height="108%" fo:text-align="justify" style:justify-single-word="false" fo:text-indent="0in" style:auto-text-indent="false"/>
    </style:style>
    <style:style style:name="P52" style:family="paragraph" style:parent-style-name="Standard">
      <style:paragraph-properties fo:margin-left="0.7937in" fo:margin-right="0.0945in" fo:text-align="justify" style:justify-single-word="false" fo:text-indent="-0.0071in" style:auto-text-indent="false"/>
    </style:style>
    <style:style style:name="P53" style:family="paragraph" style:parent-style-name="Standard">
      <style:paragraph-properties fo:margin-left="0.7937in" fo:margin-right="0.0945in" fo:text-indent="-0.0071in" style:auto-text-indent="false"/>
      <style:text-properties style:font-name="Verdana" fo:font-size="10pt" fo:language="es" fo:country="CR" style:font-size-asian="10pt" style:font-size-complex="10pt"/>
    </style:style>
    <style:style style:name="P54" style:family="paragraph" style:parent-style-name="Standard">
      <style:paragraph-properties fo:margin-left="0in" fo:margin-top="0in" fo:margin-bottom="0.0583in" style:contextual-spacing="false" fo:line-height="108%" fo:text-align="left" style:justify-single-word="false" fo:text-indent="0.5in" style:auto-text-indent="false" loext:word-spacing-minimum="75%" loext:word-spacing-maximum="133%"/>
    </style:style>
    <style:style style:name="P55" style:family="paragraph" style:parent-style-name="Standard" style:master-page-name="">
      <loext:graphic-properties draw:fill="none"/>
      <style:paragraph-properties fo:margin-left="0.5in" fo:margin-right="0in" fo:margin-top="0in" fo:margin-bottom="0.0035in" style:contextual-spacing="false" fo:line-height="112%" fo:text-align="justify" style:justify-single-word="false" fo:orphans="2" fo:widows="2" fo:text-indent="0in" style:auto-text-indent="false" style:page-number="auto" fo:background-color="transparent" style:writing-mode="lr-tb" loext:word-spacing-minimum="75%" loext:word-spacing-maximum="133%"/>
    </style:style>
    <style:style style:name="P56" style:family="paragraph" style:parent-style-name="Standard">
      <style:paragraph-properties fo:margin-left="0in" fo:margin-right="0.3583in" fo:text-align="left" style:justify-single-word="false" fo:text-indent="0in" style:auto-text-indent="false" loext:word-spacing-minimum="75%" loext:word-spacing-maximum="133%"/>
      <style:text-properties style:font-name="Verdana" fo:font-size="10pt" fo:language="es" fo:country="CR" style:font-size-asian="10pt" style:font-size-complex="10pt"/>
    </style:style>
    <style:style style:name="P57" style:family="paragraph" style:parent-style-name="Standard">
      <style:paragraph-properties fo:margin-left="0.4965in" fo:text-indent="-0.0071in" style:auto-text-indent="false"/>
    </style:style>
    <style:style style:name="P58" style:family="paragraph" style:parent-style-name="Standard">
      <style:paragraph-properties fo:margin-left="0.5in" fo:margin-top="0in" fo:margin-bottom="0.0126in" style:contextual-spacing="false" fo:line-height="108%" fo:text-align="left" style:justify-single-word="false" fo:text-indent="0in" style:auto-text-indent="false" loext:word-spacing-minimum="75%" loext:word-spacing-maximum="133%"/>
    </style:style>
    <style:style style:name="P59" style:family="paragraph" style:parent-style-name="Standard">
      <style:paragraph-properties fo:margin-left="0.4965in" fo:text-indent="-0.0071in" style:auto-text-indent="false"/>
      <style:text-properties style:font-name="Verdana" fo:font-size="10pt" fo:language="es" fo:country="CR" style:font-size-asian="10pt" style:font-size-complex="10pt"/>
    </style:style>
    <style:style style:name="P60" style:family="paragraph" style:parent-style-name="Standard">
      <style:paragraph-properties fo:margin-left="0.4965in" fo:text-indent="-0.0071in" style:auto-text-indent="false"/>
      <style:text-properties officeooo:paragraph-rsid="00154096"/>
    </style:style>
    <style:style style:name="P61" style:family="paragraph" style:parent-style-name="Standard">
      <style:paragraph-properties fo:margin-left="0.4898in" fo:text-indent="0in" style:auto-text-indent="false"/>
    </style:style>
    <style:style style:name="P62" style:family="paragraph" style:parent-style-name="Standard">
      <style:paragraph-properties fo:margin-left="0in" fo:text-indent="0in" style:auto-text-indent="false"/>
      <style:text-properties style:font-name="Verdana" fo:font-size="10pt" fo:language="es" fo:country="CR" style:font-size-asian="10pt" style:font-size-complex="10pt"/>
    </style:style>
    <style:style style:name="P63" style:family="paragraph" style:parent-style-name="List_20_Paragraph" style:list-style-name="WWNum4">
      <style:paragraph-properties fo:margin-top="0in" fo:margin-bottom="0in" style:contextual-spacing="true" fo:line-height="109%" fo:text-align="left" style:justify-single-word="false" loext:word-spacing-minimum="75%" loext:word-spacing-maximum="133%"/>
    </style:style>
    <style:style style:name="P64" style:family="paragraph" style:parent-style-name="List_20_Paragraph">
      <style:paragraph-properties fo:margin-left="0.5264in" fo:margin-top="0in" fo:margin-bottom="0in" style:contextual-spacing="true" fo:line-height="109%" fo:text-align="left" style:justify-single-word="false" fo:text-indent="0in" style:auto-text-indent="false" loext:word-spacing-minimum="75%" loext:word-spacing-maximum="133%"/>
      <style:text-properties style:font-name="Verdana" fo:font-size="10pt" fo:language="es" fo:country="CR" style:font-size-asian="10pt" style:font-size-complex="10pt"/>
    </style:style>
    <style:style style:name="P65" style:family="paragraph" style:parent-style-name="Heading_20_2">
      <style:paragraph-properties fo:text-align="center" style:justify-single-word="false"/>
    </style:style>
    <style:style style:name="P66" style:family="paragraph" style:parent-style-name="Standard">
      <style:paragraph-properties fo:margin-top="0in" fo:margin-bottom="0.0035in" style:contextual-spacing="false" fo:orphans="2" fo:widows="2"/>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67" style:family="paragraph" style:parent-style-name="Standard">
      <style:paragraph-properties fo:margin-top="0in" fo:margin-bottom="0.0035in" style:contextual-spacing="false" fo:orphans="2" fo:widows="2"/>
      <style:text-properties fo:font-size="11pt" fo:language="en" fo:country="US" style:letter-kerning="false" style:font-size-asian="11pt" style:language-asian="en" style:country-asian="US" style:language-complex="ar" style:country-complex="SA"/>
    </style:style>
    <style:style style:name="P68" style:family="paragraph" style:parent-style-name="List_20_Paragraph" style:list-style-name="WWNum26">
      <style:paragraph-properties fo:margin-top="0in" fo:margin-bottom="0in" style:contextual-spacing="true" fo:line-height="100%" fo:orphans="2" fo:widows="2"/>
      <style:text-properties style:font-name="Verdana" fo:font-size="10pt" fo:language="es" fo:country="CR" officeooo:paragraph-rsid="0015c921" style:letter-kerning="false" style:font-size-asian="10pt" style:language-asian="en" style:country-asian="US" style:font-size-complex="10pt" style:language-complex="ar" style:country-complex="SA"/>
    </style:style>
    <style:style style:name="P69" style:family="paragraph" style:parent-style-name="List_20_Paragraph" style:list-style-name="WWNum26">
      <style:paragraph-properties fo:margin-top="0in" fo:margin-bottom="0in" style:contextual-spacing="true" fo:line-height="100%" fo:orphans="2" fo:widows="2"/>
      <style:text-properties style:font-name="Verdana" fo:font-size="10pt" fo:language="es" fo:country="CR" officeooo:rsid="000d8b57" officeooo:paragraph-rsid="0015c921" style:letter-kerning="false" style:font-size-asian="10pt" style:language-asian="en" style:country-asian="US" style:font-size-complex="10pt" style:language-complex="ar" style:country-complex="SA"/>
    </style:style>
    <style:style style:name="P70" style:family="paragraph" style:parent-style-name="List_20_Paragraph">
      <style:paragraph-properties fo:margin-top="0in" fo:margin-bottom="0in" style:contextual-spacing="true" fo:line-height="100%" fo:orphans="2" fo:widows="2"/>
      <style:text-properties style:font-name="Verdana" fo:font-size="10pt" fo:language="es" fo:country="CR" style:letter-kerning="false" style:font-size-asian="10pt" style:language-asian="en" style:country-asian="US" style:font-size-complex="10pt" style:language-complex="ar" style:country-complex="SA"/>
    </style:style>
    <style:style style:name="P71" style:family="paragraph" style:parent-style-name="List_20_Paragraph">
      <style:paragraph-properties fo:margin-top="0in" fo:margin-bottom="0in" style:contextual-spacing="true" fo:line-height="100%" fo:orphans="2" fo:widows="2"/>
      <style:text-properties style:font-name="Verdana" fo:font-size="10pt" fo:language="es" fo:country="CR" fo:font-weight="bold" officeooo:rsid="000d8b57" officeooo:paragraph-rsid="000d8b57" style:letter-kerning="false" style:font-size-asian="10pt" style:language-asian="en" style:country-asian="US" style:font-weight-asian="bold" style:font-size-complex="10pt" style:language-complex="ar" style:country-complex="SA" style:font-weight-complex="bold"/>
    </style:style>
    <style:style style:name="P72" style:family="paragraph" style:parent-style-name="List_20_Paragraph" style:list-style-name="L1">
      <style:paragraph-properties fo:margin-top="0in" fo:margin-bottom="0in" style:contextual-spacing="true" fo:line-height="100%" fo:orphans="2" fo:widows="2"/>
      <style:text-properties style:font-name="Verdana" fo:font-size="10pt" fo:language="es" fo:country="CR" officeooo:paragraph-rsid="00172fe3" style:letter-kerning="false" style:font-size-asian="10pt" style:language-asian="en" style:country-asian="US" style:font-size-complex="10pt" style:language-complex="ar" style:country-complex="SA"/>
    </style:style>
    <style:style style:name="P73" style:family="paragraph" style:parent-style-name="List_20_Paragraph" style:list-style-name="L1">
      <style:paragraph-properties fo:margin-top="0in" fo:margin-bottom="0in" style:contextual-spacing="true" fo:line-height="100%" fo:orphans="2" fo:widows="2"/>
    </style:style>
    <style:style style:name="P74" style:family="paragraph" style:parent-style-name="List_20_Paragraph">
      <style:paragraph-properties fo:margin-left="0in" fo:margin-top="0in" fo:margin-bottom="0in" style:contextual-spacing="true" fo:line-height="100%" fo:orphans="2" fo:widows="2" fo:text-indent="0in" style:auto-text-indent="false"/>
      <style:text-properties style:font-name="Verdana" fo:font-size="10pt" fo:language="es" fo:country="CR" officeooo:paragraph-rsid="0015c921" style:letter-kerning="false" style:font-size-asian="10pt" style:language-asian="en" style:country-asian="US" style:font-size-complex="10pt" style:language-complex="ar" style:country-complex="SA"/>
    </style:style>
    <style:style style:name="P75" style:family="paragraph" style:parent-style-name="Standard">
      <style:paragraph-properties fo:margin-top="0in" fo:margin-bottom="0.0035in" style:contextual-spacing="false" fo:orphans="2" fo:widows="2"/>
      <style:text-properties style:font-name="Verdana" fo:font-size="10pt" fo:language="es" fo:country="CR" style:letter-kerning="false" style:font-size-asian="10pt" style:language-asian="en" style:country-asian="US" style:font-size-complex="10pt" style:language-complex="ar" style:country-complex="SA"/>
    </style:style>
    <style:style style:name="P76" style:family="paragraph" style:parent-style-name="Standard" style:list-style-name="L2">
      <loext:graphic-properties draw:fill="none"/>
      <style:paragraph-properties fo:margin-left="1.25in" fo:margin-right="0.0618in" fo:margin-top="0in" fo:margin-bottom="0.0035in" style:contextual-spacing="false" fo:line-height="112%" fo:text-align="justify" style:justify-single-word="false" fo:orphans="2" fo:widows="2" fo:text-indent="-0.4366in" style:auto-text-indent="false" fo:background-color="transparent" style:writing-mode="lr-tb" loext:word-spacing-minimum="75%" loext:word-spacing-maximum="133%">
        <style:tab-stops>
          <style:tab-stop style:position="0.9984in"/>
        </style:tab-stops>
      </style:paragraph-properties>
      <style:text-properties style:font-name="Verdana" fo:font-size="10pt" fo:language="es" fo:country="CR" officeooo:rsid="0018ab3d" officeooo:paragraph-rsid="0018ab3d" style:letter-kerning="false" style:font-size-asian="10pt" style:language-asian="en" style:country-asian="US" style:font-size-complex="10pt" style:language-complex="ar" style:country-complex="SA"/>
    </style:style>
    <style:style style:name="P77" style:family="paragraph" style:parent-style-name="Standard" style:list-style-name="L2">
      <loext:graphic-properties draw:fill="none"/>
      <style:paragraph-properties fo:margin-left="1.25in" fo:margin-right="0.0618in" fo:margin-top="0in" fo:margin-bottom="0.0035in" style:contextual-spacing="false" fo:line-height="112%" fo:text-align="justify" style:justify-single-word="false" fo:orphans="2" fo:widows="2" fo:text-indent="-0.4366in" style:auto-text-indent="false" fo:background-color="transparent" style:writing-mode="lr-tb" loext:word-spacing-minimum="75%" loext:word-spacing-maximum="133%">
        <style:tab-stops>
          <style:tab-stop style:position="0.9984in"/>
        </style:tab-stops>
      </style:paragraph-properties>
      <style:text-properties style:font-name="Verdana" fo:font-size="10pt" fo:language="es" fo:country="CR" officeooo:rsid="00172fe3" officeooo:paragraph-rsid="00172fe3" style:letter-kerning="false" style:font-size-asian="10pt" style:language-asian="en" style:country-asian="US" style:font-size-complex="10pt" style:language-complex="ar" style:country-complex="SA"/>
    </style:style>
    <style:style style:name="P78" style:family="paragraph" style:parent-style-name="List_20_Paragraph">
      <style:paragraph-properties fo:margin-top="0in" fo:margin-bottom="0.0035in" style:contextual-spacing="true" fo:orphans="2" fo:widows="2"/>
      <style:text-properties style:font-name="Verdana" fo:font-size="10pt" fo:language="es" fo:country="CR" style:letter-kerning="false" style:font-size-asian="10pt" style:language-asian="en" style:country-asian="US" style:font-size-complex="10pt" style:language-complex="ar" style:country-complex="SA"/>
    </style:style>
    <style:style style:name="P79" style:family="paragraph" style:parent-style-name="List_20_Paragraph">
      <style:paragraph-properties fo:margin-top="0in" fo:margin-bottom="0.0035in" style:contextual-spacing="true" fo:orphans="2" fo:widows="2"/>
      <style:text-properties style:font-name="Verdana" fo:font-size="10pt" fo:language="es" fo:country="CR" fo:font-weight="bold" officeooo:rsid="0018ab3d" officeooo:paragraph-rsid="0018ab3d" style:letter-kerning="false" style:font-size-asian="10pt" style:language-asian="en" style:country-asian="US" style:font-weight-asian="bold" style:font-size-complex="10pt" style:language-complex="ar" style:country-complex="SA" style:font-weight-complex="bold"/>
    </style:style>
    <style:style style:name="P80" style:family="paragraph" style:parent-style-name="List_20_Paragraph" style:list-style-name="L3">
      <style:paragraph-properties fo:margin-top="0in" fo:margin-bottom="0.0035in" style:contextual-spacing="true" fo:orphans="2" fo:widows="2"/>
      <style:text-properties officeooo:paragraph-rsid="001a6cb0"/>
    </style:style>
    <style:style style:name="P81" style:family="paragraph" style:parent-style-name="List_20_Paragraph" style:list-style-name="L3">
      <style:paragraph-properties fo:margin-top="0in" fo:margin-bottom="0.0035in" style:contextual-spacing="true" fo:orphans="2" fo:widows="2"/>
      <style:text-properties officeooo:paragraph-rsid="0018ab3d"/>
    </style:style>
    <style:style style:name="P82" style:family="paragraph" style:parent-style-name="List_20_Paragraph">
      <style:paragraph-properties fo:margin-top="0in" fo:margin-bottom="0.0035in" style:contextual-spacing="true" fo:orphans="2" fo:widows="2"/>
      <style:text-properties style:font-name="Verdana" fo:font-size="10pt" fo:language="es" fo:country="CR" officeooo:rsid="0018ab3d" officeooo:paragraph-rsid="0018ab3d" style:letter-kerning="false" style:font-size-asian="10pt" style:language-asian="en" style:country-asian="US" style:font-size-complex="10pt" style:language-complex="ar" style:country-complex="SA"/>
    </style:style>
    <style:style style:name="P83" style:family="paragraph" style:parent-style-name="Standard">
      <style:paragraph-properties fo:margin-top="0in" fo:margin-bottom="0.0035in" style:contextual-spacing="false" fo:orphans="2" fo:widows="2" style:writing-mode="lr-tb" style:writing-mode-automatic="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84" style:family="paragraph" style:parent-style-name="List_20_Paragraph">
      <style:paragraph-properties fo:margin-left="0.7291in" fo:margin-top="0in" fo:margin-bottom="0.0035in" style:contextual-spacing="true" fo:orphans="2" fo:widows="2" fo:text-indent="0in" style:auto-text-indent="false"/>
      <style:text-properties fo:font-size="11pt" fo:language="en" fo:country="US" style:letter-kerning="false" style:font-size-asian="11pt" style:language-asian="en" style:country-asian="US" style:language-complex="ar" style:country-complex="SA"/>
    </style:style>
    <style:style style:name="P85" style:family="paragraph" style:parent-style-name="List_20_Paragraph" style:list-style-name="WWNum26">
      <style:paragraph-properties fo:margin-top="0in" fo:margin-bottom="0.0035in" style:contextual-spacing="true" fo:orphans="2" fo:widows="2"/>
      <style:text-properties fo:font-size="11pt" fo:language="en" fo:country="US" officeooo:rsid="0015c921" officeooo:paragraph-rsid="0015c921" style:letter-kerning="false" style:font-size-asian="11pt" style:language-asian="en" style:country-asian="US" style:language-complex="ar" style:country-complex="SA"/>
    </style:style>
    <style:style style:name="P86" style:family="paragraph" style:parent-style-name="List_20_Paragraph" style:list-style-name="WWNum26">
      <style:paragraph-properties fo:margin-top="0in" fo:margin-bottom="0.0035in" style:contextual-spacing="true" fo:orphans="2" fo:widows="2"/>
      <style:text-properties fo:font-size="11pt" fo:language="en" fo:country="US" style:letter-kerning="false" style:font-size-asian="11pt" style:language-asian="en" style:country-asian="US" style:language-complex="ar" style:country-complex="SA"/>
    </style:style>
    <style:style style:name="P87" style:family="paragraph" style:parent-style-name="Standard">
      <style:paragraph-properties fo:margin-left="0in" fo:text-indent="0in" style:auto-text-indent="false"/>
      <style:text-properties fo:language="es" fo:country="CR" style:font-size-complex="12pt"/>
    </style:style>
    <style:style style:name="P88" style:family="paragraph" style:parent-style-name="Standard">
      <style:paragraph-properties fo:margin-left="0.4965in" fo:text-indent="-0.0071in" style:auto-text-indent="false"/>
      <style:text-properties fo:font-weight="bold" officeooo:paragraph-rsid="00154096" style:font-weight-asian="bold" style:font-weight-complex="bold"/>
    </style:style>
    <style:style style:name="P89" style:family="paragraph" style:parent-style-name="Standard" style:list-style-name="WWNum26">
      <style:text-properties officeooo:paragraph-rsid="00154096"/>
    </style:style>
    <style:style style:name="P90" style:family="paragraph" style:parent-style-name="Standard">
      <style:paragraph-properties fo:margin-left="0.4965in" fo:text-indent="-0.0071in" style:auto-text-indent="false"/>
      <style:text-properties style:font-name="Verdana" fo:font-size="10pt" fo:language="es" fo:country="CR" officeooo:paragraph-rsid="00154096" style:font-size-asian="10pt" style:font-size-complex="10pt"/>
    </style:style>
    <style:style style:name="P91" style:family="paragraph" style:parent-style-name="Standard">
      <style:paragraph-properties fo:margin-left="0.0071in" fo:margin-top="0in" fo:margin-bottom="0in" style:contextual-spacing="false" fo:line-height="109%" fo:text-align="left" style:justify-single-word="false" fo:text-indent="-0.0071in" style:auto-text-indent="false" loext:word-spacing-minimum="75%" loext:word-spacing-maximum="133%"/>
    </style:style>
    <style:style style:name="P92" style:family="paragraph" style:parent-style-name="Standard">
      <style:paragraph-properties fo:margin-left="0.25in" fo:margin-top="0in" fo:margin-bottom="0.0102in" style:contextual-spacing="false" fo:line-height="108%" fo:text-align="left" style:justify-single-word="false" fo:text-indent="0in" style:auto-text-indent="false" loext:word-spacing-minimum="75%" loext:word-spacing-maximum="133%"/>
    </style:style>
    <style:style style:name="P93" style:family="paragraph" style:parent-style-name="Standard">
      <style:paragraph-properties fo:margin-left="0.25in" fo:margin-top="0in" fo:margin-bottom="0.0102in" style:contextual-spacing="false" fo:line-height="108%" fo:text-indent="0in" style:auto-text-indent="false"/>
      <style:text-properties style:font-name="Verdana" fo:font-size="10pt" fo:language="es" fo:country="none" style:font-size-asian="10pt" style:font-size-complex="10pt"/>
    </style:style>
    <style:style style:name="P94" style:family="paragraph" style:parent-style-name="Standard">
      <style:paragraph-properties fo:margin-left="0.25in" fo:margin-top="0in" fo:margin-bottom="0.0102in" style:contextual-spacing="false" fo:line-height="108%" fo:text-indent="0in" style:auto-text-indent="false"/>
      <style:text-properties style:font-name="Verdana" fo:font-size="10pt" fo:language="es" fo:country="none" officeooo:rsid="0018b095" officeooo:paragraph-rsid="0018b095" style:font-size-asian="10pt" style:font-size-complex="10pt"/>
    </style:style>
    <style:style style:name="T1" style:family="text">
      <style:text-properties style:font-name="Verdana" fo:font-size="14pt" fo:language="es" fo:country="none" fo:font-weight="bold" style:font-size-asian="14pt" style:font-weight-asian="bold" style:font-size-complex="10pt"/>
    </style:style>
    <style:style style:name="T2" style:family="text">
      <style:text-properties style:font-name="Verdana" fo:font-size="10pt" fo:language="es" fo:country="CR" fo:font-weight="bold" style:font-size-asian="10pt" style:font-weight-asian="bold" style:font-size-complex="10pt"/>
    </style:style>
    <style:style style:name="T3" style:family="text">
      <style:text-properties style:font-name="Verdana" fo:font-size="10pt" fo:language="es" fo:country="CR" style:font-size-asian="10pt" style:font-size-complex="10pt"/>
    </style:style>
    <style:style style:name="T4" style:family="text">
      <style:text-properties style:font-name="Verdana" fo:font-size="10pt" fo:language="es" fo:country="CR" fo:font-weight="bold" style:font-size-asian="10pt" style:font-weight-asian="bold" style:font-size-complex="10pt" style:font-weight-complex="bold"/>
    </style:style>
    <style:style style:name="T5" style:family="text">
      <style:text-properties style:font-name="Verdana" fo:font-size="10pt" fo:language="es" fo:country="CR" fo:font-weight="bold" officeooo:rsid="000f0195" style:font-size-asian="10pt" style:font-weight-asian="bold" style:font-size-complex="10pt" style:font-weight-complex="bold"/>
    </style:style>
    <style:style style:name="T6" style:family="text">
      <style:text-properties style:font-name="Verdana" fo:font-size="10pt" fo:font-weight="bold" style:font-size-asian="10pt" style:font-weight-asian="bold" style:font-size-complex="10pt"/>
    </style:style>
    <style:style style:name="T7" style:family="text">
      <style:text-properties style:font-name="Verdana" fo:font-size="10pt" fo:language="es" fo:country="CR" fo:font-style="italic" style:font-size-asian="10pt" style:font-style-asian="italic" style:font-size-complex="10pt"/>
    </style:style>
    <style:style style:name="T8" style:family="text">
      <style:text-properties style:font-name="Verdana" fo:font-size="10pt" fo:language="es" fo:country="CR" fo:font-weight="normal" style:font-size-asian="10pt" style:font-weight-asian="normal" style:font-size-complex="10pt"/>
    </style:style>
    <style:style style:name="T9" style:family="text">
      <style:text-properties style:font-name="Verdana" fo:font-size="10pt" fo:language="es" fo:country="CR" fo:font-weight="normal" style:font-name-asian="Arial1" style:font-size-asian="10pt" style:font-weight-asian="normal" style:font-name-complex="Arial1" style:font-size-complex="10pt"/>
    </style:style>
    <style:style style:name="T10" style:family="text">
      <style:text-properties style:font-name="Verdana" fo:font-size="10pt" fo:language="es" fo:country="CR" officeooo:rsid="000bd673" style:font-size-asian="10pt" style:font-size-complex="10pt"/>
    </style:style>
    <style:style style:name="T11" style:family="text">
      <style:text-properties style:font-name="Verdana" fo:font-size="10pt" fo:language="es" fo:country="CR" officeooo:rsid="000f0195" style:font-size-asian="10pt" style:font-size-complex="10pt"/>
    </style:style>
    <style:style style:name="T12" style:family="text">
      <style:text-properties style:font-name="Verdana" fo:font-size="10pt" style:font-size-asian="10pt" style:font-size-complex="10pt"/>
    </style:style>
    <style:style style:name="T13" style:family="text">
      <style:text-properties officeooo:rsid="000bd673"/>
    </style:style>
    <style:style style:name="T14" style:family="text">
      <style:text-properties style:font-name="Verdana" fo:font-size="10pt" fo:language="en" fo:country="US" style:font-size-asian="10pt" style:font-size-complex="10pt"/>
    </style:style>
    <style:style style:name="T15" style:family="text">
      <style:text-properties style:font-name="Verdana" fo:font-size="10pt" fo:language="es" fo:country="CR" fo:font-weight="bold" officeooo:rsid="000d8b57" style:font-size-asian="10pt" style:font-weight-asian="bold" style:font-size-complex="10pt" style:font-weight-complex="bold"/>
    </style:style>
    <style:style style:name="T16" style:family="text">
      <style:text-properties style:font-name="Verdana" fo:font-size="10pt" fo:language="es" fo:country="CR" officeooo:rsid="000d8b57" style:font-size-asian="10pt" style:font-size-complex="10pt"/>
    </style:style>
    <style:style style:name="T17" style:family="text">
      <style:text-properties style:font-name="Verdana" fo:font-size="10pt" fo:language="es" fo:country="CR" officeooo:rsid="000e207f" style:font-size-asian="10pt" style:font-size-complex="10pt"/>
    </style:style>
    <style:style style:name="T18" style:family="text">
      <style:text-properties style:font-name="Verdana" fo:font-size="10pt" fo:language="es" fo:country="CR" officeooo:rsid="0013418e" style:font-size-asian="10pt" style:font-size-complex="10pt"/>
    </style:style>
    <style:style style:name="T19" style:family="text">
      <style:text-properties style:font-name="Verdana" fo:font-size="10pt" fo:language="es" fo:country="CR" officeooo:rsid="0010864d" style:font-size-asian="10pt" style:font-size-complex="10pt"/>
    </style:style>
    <style:style style:name="T20" style:family="text">
      <style:text-properties style:font-name="Verdana" fo:font-size="10pt" fo:language="es" fo:country="CR" fo:font-weight="normal" style:font-size-asian="10pt" style:font-weight-asian="normal" style:font-size-complex="10pt" style:font-weight-complex="normal"/>
    </style:style>
    <style:style style:name="T21" style:family="text">
      <style:text-properties style:font-name="Verdana" fo:font-size="10pt" fo:language="es" fo:country="CR" fo:font-weight="bold" officeooo:rsid="0013418e" style:font-size-asian="10pt" style:font-weight-asian="bold" style:font-size-complex="10pt" style:font-weight-complex="bold"/>
    </style:style>
    <style:style style:name="T22" style:family="text">
      <style:text-properties style:font-name="Verdana" fo:font-size="10pt" fo:language="es" fo:country="CR" fo:font-weight="normal" officeooo:rsid="0013418e" style:font-size-asian="10pt" style:font-weight-asian="normal" style:font-size-complex="10pt" style:font-weight-complex="normal"/>
    </style:style>
    <style:style style:name="T23" style:family="text">
      <style:text-properties style:font-name="Verdana" fo:font-size="10pt" fo:language="es" fo:country="CR" fo:font-weight="normal" officeooo:rsid="0018b095" style:font-size-asian="10pt" style:font-weight-asian="normal" style:font-size-complex="10pt" style:font-weight-complex="normal"/>
    </style:style>
    <style:style style:name="T24" style:family="text">
      <style:text-properties style:font-name="Verdana" fo:font-size="10pt" fo:language="es" fo:country="none" style:font-size-asian="10pt" style:font-size-complex="10pt"/>
    </style:style>
    <style:style style:name="T25" style:family="text">
      <style:text-properties style:font-name="Verdana" fo:font-size="10pt" fo:font-style="italic" style:font-size-asian="10pt" style:font-style-asian="italic" style:font-size-complex="10pt"/>
    </style:style>
    <style:style style:name="T26" style:family="text">
      <style:text-properties style:font-name="Verdana" fo:font-size="10pt" fo:font-style="italic" officeooo:rsid="0013418e" style:font-size-asian="10pt" style:font-style-asian="italic" style:font-size-complex="10pt"/>
    </style:style>
    <style:style style:name="T27" style:family="text">
      <style:text-properties style:font-name="Verdana" fo:font-size="10pt" fo:font-style="italic" officeooo:rsid="00154096" style:font-size-asian="10pt" style:font-style-asian="italic" style:font-size-complex="10pt"/>
    </style:style>
    <style:style style:name="T28" style:family="text">
      <style:text-properties style:font-name="Verdana" fo:font-size="10pt" fo:language="es" fo:country="CR" fo:font-weight="bold" style:font-size-asian="10pt" style:font-weight-asian="bold" style:font-size-complex="10pt" style:font-style-complex="italic" style:font-weight-complex="bold"/>
    </style:style>
    <style:style style:name="T29" style:family="text">
      <style:text-properties style:font-name="Verdana" fo:font-size="10pt" fo:language="es" fo:country="CR" officeooo:rsid="00154096" style:font-size-asian="10pt" style:font-size-complex="10pt"/>
    </style:style>
    <style:style style:name="T30" style:family="text">
      <style:text-properties style:font-name="Verdana" fo:font-size="10pt" fo:language="es" fo:country="CR" officeooo:rsid="00172fe3" style:font-size-asian="10pt" style:font-size-complex="10pt"/>
    </style:style>
    <style:style style:name="T31" style:family="text">
      <style:text-properties style:font-name="Verdana" fo:font-size="10pt" fo:language="es" fo:country="CR" officeooo:rsid="0015c921" style:font-size-asian="10pt" style:font-size-complex="10pt"/>
    </style:style>
    <style:style style:name="T32" style:family="text">
      <style:text-properties officeooo:rsid="000d8b57"/>
    </style:style>
    <style:style style:name="T33" style:family="text">
      <style:text-properties officeooo:rsid="0015c921"/>
    </style:style>
    <style:style style:name="T34" style:family="text">
      <style:text-properties fo:font-variant="normal" fo:text-transform="none" fo:color="#000000" loext:opacity="100%" fo:letter-spacing="normal" fo:font-style="normal" fo:font-weight="bold" style:font-weight-asian="bold" style:font-weight-complex="bold"/>
    </style:style>
    <style:style style:name="T35" style:family="text">
      <style:text-properties fo:font-variant="normal" fo:text-transform="none" fo:color="#000000" loext:opacity="100%" fo:letter-spacing="normal" fo:font-weight="bold" style:font-weight-asian="bold" style:font-weight-complex="bold"/>
    </style:style>
    <style:style style:name="T36" style:family="text">
      <style:text-properties fo:color="#000000" loext:opacity="100%" fo:letter-spacing="normal" fo:font-style="italic" fo:font-weight="normal"/>
    </style:style>
    <style:style style:name="T37" style:family="text">
      <style:text-properties fo:font-variant="normal" fo:text-transform="none" fo:color="#000000" loext:opacity="100%" fo:font-family="webkit-standard" fo:font-size="14pt" fo:letter-spacing="normal" fo:font-style="normal" fo:font-weight="normal"/>
    </style:style>
    <style:style style:name="T38" style:family="text">
      <style:text-properties fo:font-variant="normal" fo:text-transform="none" fo:color="#000000" loext:opacity="100%" fo:letter-spacing="normal" fo:font-style="normal" fo:font-weight="normal" officeooo:rsid="0015c921"/>
    </style:style>
    <style:style style:name="T39" style:family="text">
      <style:text-properties fo:font-variant="normal" fo:text-transform="none" fo:color="#000000" loext:opacity="100%" fo:letter-spacing="normal" fo:font-style="normal" fo:font-weight="bold" officeooo:rsid="0015c921" style:font-weight-asian="bold" style:font-weight-complex="bold"/>
    </style:style>
    <style:style style:name="T40" style:family="text">
      <style:text-properties fo:font-variant="normal" fo:text-transform="none" fo:color="#000000" loext:opacity="100%" fo:letter-spacing="normal" fo:font-style="normal" fo:font-weight="normal" officeooo:rsid="001b6502"/>
    </style:style>
    <style:style style:name="T41" style:family="text">
      <style:text-properties style:font-name="Verdana" fo:font-size="10pt" fo:language="es" fo:country="CR" fo:font-weight="bold" style:letter-kerning="false" style:font-size-asian="10pt" style:language-asian="en" style:country-asian="US" style:font-weight-asian="bold" style:font-size-complex="10pt" style:language-complex="ar" style:country-complex="SA" style:font-weight-complex="bold"/>
    </style:style>
    <style:style style:name="T42" style:family="text">
      <style:text-properties style:font-name="Verdana" fo:font-size="10pt" fo:language="es" fo:country="CR" style:letter-kerning="false" style:font-size-asian="10pt" style:language-asian="en" style:country-asian="US" style:font-size-complex="10pt" style:language-complex="ar" style:country-complex="SA"/>
    </style:style>
    <style:style style:name="T43" style:family="text">
      <style:text-properties style:font-name="Verdana" fo:font-size="10pt" fo:language="es" fo:country="CR" officeooo:rsid="000d8b57" style:letter-kerning="false" style:font-size-asian="10pt" style:language-asian="en" style:country-asian="US" style:font-size-complex="10pt" style:language-complex="ar" style:country-complex="SA"/>
    </style:style>
    <style:style style:name="T44" style:family="text">
      <style:text-properties style:font-name="Verdana" fo:font-size="10pt" fo:language="es" fo:country="CR" fo:font-weight="bold" officeooo:rsid="0018ab3d" style:font-size-asian="10pt" style:font-size-complex="10pt"/>
    </style:style>
    <style:style style:name="T45" style:family="text">
      <style:text-properties style:font-name="Verdana" fo:font-size="10pt" fo:language="es" fo:country="CR" officeooo:rsid="0018ab3d" style:font-size-asian="10pt" style:font-size-complex="10pt"/>
    </style:style>
    <style:style style:name="T46" style:family="text">
      <style:text-properties style:font-name="Verdana" fo:font-size="10pt" fo:language="es" fo:country="CR" fo:font-style="italic" officeooo:rsid="0018ab3d" style:font-size-asian="10pt" style:font-size-complex="10pt"/>
    </style:style>
    <style:style style:name="T47" style:family="text">
      <style:text-properties style:font-name="Verdana" fo:font-size="10pt" fo:language="es" fo:country="CR" fo:font-style="italic" officeooo:rsid="001a6cb0" style:font-size-asian="10pt" style:font-size-complex="10pt"/>
    </style:style>
    <style:style style:name="T48" style:family="text">
      <style:text-properties style:font-name="Arial" fo:font-size="11pt" fo:language="es" fo:country="CR" style:font-size-asian="11pt" style:font-name-complex="Arial1" style:font-size-complex="10pt"/>
    </style:style>
    <style:style style:name="T49" style:family="text">
      <style:text-properties style:font-name="Verdana" fo:font-size="10pt" fo:language="es" fo:country="CR" fo:font-weight="bold" officeooo:rsid="0018b095" style:font-size-asian="10pt" style:font-weight-asian="bold" style:font-size-complex="1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9in" fo:text-indent="-0.25in" fo:margin-left="0.9929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9in" fo:text-indent="-0.25in" fo:margin-left="1.2429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9in" fo:text-indent="-0.25in" fo:margin-left="1.4929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9in" fo:text-indent="-0.25in" fo:margin-left="1.7429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9in" fo:text-indent="-0.25in" fo:margin-left="1.9929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9in" fo:text-indent="-0.25in" fo:margin-left="2.2429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9in" fo:text-indent="-0.25in" fo:margin-left="2.4929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9in" fo:text-indent="-0.25in" fo:margin-left="2.7429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9in" fo:text-indent="-0.25in" fo:margin-left="2.9929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9in" fo:text-indent="-0.25in" fo:margin-left="3.2429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9in" fo:text-indent="-0.25in" fo:margin-left="0.9929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9in" fo:text-indent="-0.25in" fo:margin-left="1.2429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9in" fo:text-indent="-0.25in" fo:margin-left="1.4929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9in" fo:text-indent="-0.25in" fo:margin-left="1.7429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9in" fo:text-indent="-0.25in" fo:margin-left="1.9929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9in" fo:text-indent="-0.25in" fo:margin-left="2.2429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9in" fo:text-indent="-0.25in" fo:margin-left="2.4929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9in" fo:text-indent="-0.25in" fo:margin-left="2.7429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9in" fo:text-indent="-0.25in" fo:margin-left="2.9929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9in" fo:text-indent="-0.25in" fo:margin-left="3.2429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Seminario: Resolución de Conflictos</text:span></text:p>
      <text:p text:style-name="P2" loext:marker-style-name="T2"/>
      <text:p text:style-name="P1" loext:marker-style-name="T3"><text:span text:style-name="T2">Programa del Curso </text:span><text:span text:style-name="T2"/></text:p>
      <text:p text:style-name="P3" loext:marker-style-name="T3"><text:span text:style-name="T2"><text:s/></text:span><text:span text:style-name="T2"/></text:p>
      <text:p text:style-name="P4" loext:marker-style-name="T4"><text:span text:style-name="T4">19, 26 de Marzo y </text:span><text:span text:style-name="T5">9</text:span><text:span text:style-name="T4"> de Abril del 2026</text:span></text:p>
      <text:p text:style-name="P5" loext:marker-style-name="T3"><text:span text:style-name="T2"><text:s/></text:span><text:span text:style-name="T2"/></text:p>
      <text:list text:style-name="WWNum19">
        <text:list-item>
          <text:p text:style-name="P6" loext:marker-style-name="T6"><text:span text:style-name="T6">Instructor: </text:span></text:p>
        </text:list-item>
      </text:list>
      <text:list text:style-name="WWNum1">
        <text:list-item>
          <text:p text:style-name="P7" loext:marker-style-name="T3"><text:span text:style-name="T7">Juan José Vásquez Pacheco, </text:span><text:span text:style-name="T3">Depto. de Estudios Regionales</text:span></text:p>
        </text:list-item>
      </text:list>
      <text:p text:style-name="P8" loext:marker-style-name="T3"><text:span text:style-name="T3"><text:s text:c="2"/></text:span><text:span text:style-name="T3"/></text:p>
      <text:h text:style-name="P9" text:outline-level="2" loext:marker-style-name="T8"><text:span text:style-name="T8">2.</text:span><text:span text:style-name="T9"> <text:s text:c="2"/></text:span><text:span text:style-name="T3">Número de créditos del curso</text:span><text:span text:style-name="T8">: 1</text:span></text:h>
      <text:p text:style-name="P10" loext:marker-style-name="T3"><text:span text:style-name="T2"><text:s/></text:span><text:span text:style-name="T2"/></text:p>
      <text:list text:style-name="WWNum2">
        <text:list-item>
          <text:p text:style-name="P11" loext:marker-style-name="T3"><text:span text:style-name="T2">Co-Requisitos y/o Pre-Requisitos: </text:span><text:span text:style-name="T3">Estudiantes matriculados en la Universidad para la Paz.</text:span><text:span text:style-name="T2"> <text:s/></text:span></text:p>
        </text:list-item>
      </text:list>
      <text:p text:style-name="P12" loext:marker-style-name="T3"><text:span text:style-name="T2"><text:s/></text:span><text:span text:style-name="T2"/></text:p>
      <text:list text:continue-numbering="true" text:style-name="WWNum2">
        <text:list-item>
          <text:p text:style-name="P13" loext:marker-style-name="T3"><text:span text:style-name="T2">Duración del curso: </text:span><text:span text:style-name="T3">El curso está destinado para ser impartido </text:span><text:span text:style-name="T10">los días 19, 26 de Marzo y </text:span><text:span text:style-name="T11">9</text:span><text:span text:style-name="T10"> de Abril del 2026.</text:span></text:p>
        </text:list-item>
      </text:list>
      <text:p text:style-name="P10" loext:marker-style-name="T3"><text:span text:style-name="T2"><text:s/></text:span><text:span text:style-name="T2"/></text:p>
      <text:list text:continue-numbering="true" text:style-name="WWNum2">
        <text:list-item>
          <text:p text:style-name="P11" loext:marker-style-name="T3"><text:span text:style-name="T2">Horario y lugar del curso: </text:span><text:span text:style-name="T3">Clases sincrónicas, plataforma ZOOM de </text:span><office:annotation office:name="__Annotation__391_1828533355" loext:resolved="false"><dc:creator>Unknown Author</dc:creator><dc:date>2026-03-08T12:31:50.276887815</dc:date><text:p text:style-name="Comment">Corroborar</text:p></office:annotation><text:span text:style-name="T3">5:30 pm a 7:30 pm (Hora Colombia</text:span><office:annotation-end office:name="__Annotation__391_1828533355"/><text:span text:style-name="T3">. Clases asincrónicas plataforma Moodle Universidad para la Paz.</text:span></text:p>
        </text:list-item>
      </text:list>
      <text:p text:style-name="P14" loext:marker-style-name="T3"><text:span text:style-name="T2"><text:s/></text:span><text:span text:style-name="T2"/></text:p>
      <text:list xml:id="list193514470800050" text:continue-numbering="true" text:style-name="WWNum2">
        <text:list-item>
          <text:p text:style-name="P15" loext:marker-style-name="T12"><text:span text:style-name="T6">Descripción del Curso: </text:span><text:span text:style-name="T6"/></text:p>
        </text:list-item>
      </text:list>
      <text:p text:style-name="P16" loext:marker-style-name="T3">El curso “Seminario: Resolución de Conflictos” <text:span text:style-name="T13">tiene un doble objetivo dentro de la Maestría de Resolución de Conflictos, Paz y Desarrollo de la Universidad para la Paz: hacer un repaso y reforzamiento de conceptos básicos y elementos inherentes a los procesos de análisis y gestión de conflictos y a la vez hacer un análisis crítico de dichos procesos, frente a las nuevas dinámicas geopolíticas y tecnológicas. </text:span></text:p>
      <text:p text:style-name="P16" loext:marker-style-name="T3"><text:span text:style-name="T13">Para ello el curso </text:span>ahondará en los métodos alternativos de conflictos desde una perspectiva práctica y aplicada al entorno actual, enfocándose en el uso de las nuevas tecnologías en los procesos de gestión de controversias. Como tal, el curso funge práctica para con el resto de los cursos que se imparten durante la Maestría y busca que las y los estudiantes puedan aplicar sus conocimientos adquiridos mediante la realización de ejercicios prácticos de simulación de negociaciones y análisis de conflicto en un entorno virtual.</text:p>
      <text:p text:style-name="P17" loext:marker-style-name="T3"><text:span text:style-name="T3">El objetivo del curso es dotar a las y los estudiantes de herramientas para la comunicación, negociación y diseño de intervenciones sensibles a contextos en escenarios afectados por conflicto a partir de una perspectiva sistémica y multidisciplinaria. </text:span><text:span text:style-name="T3"/></text:p>
      <text:p text:style-name="P18" loext:marker-style-name="T14"><text:soft-page-break/>Se espera que los estudiantes manejen y comprendan los conceptos básicos relacionados con los métodos alternativos de solución de controversias y especialmente la negociación. Para ello se emplearán las lecturas y contenidos de los cursos anteriores. <text:s/></text:p>
      <text:p text:style-name="P19" loext:marker-style-name="T14">El curso, con una duración de 3 sesiones, está compuesto por tres partes:</text:p>
      <text:list xml:id="list800727269" text:style-name="WWNum26">
        <text:list-item>
          <text:p text:style-name="P20" loext:marker-style-name="T3"><text:span text:style-name="T4">Sesión I: </text:span><text:span text:style-name="T15">Análisis</text:span><text:span text:style-name="T4"> de Conflictos:</text:span><text:span text:style-name="T3"> Se ahondará en aspectos introductorios del curso, haciendo énfasis en </text:span><text:span text:style-name="T16">teorías del conflicto,</text:span><text:span text:style-name="T3"> habilidades de </text:span><text:span text:style-name="T16">comunicación </text:span><text:span text:style-name="T3"><text:s/>y comunicación no violent</text:span><text:span text:style-name="T17">a, </text:span><text:span text:style-name="T11">encaminado a la realización conjunta de análisis de conflictos.</text:span></text:p>
        </text:list-item>
        <text:list-item>
          <text:p text:style-name="P21" loext:marker-style-name="T3"><text:span text:style-name="T4">Sesión II: </text:span><text:span text:style-name="T15">Gestión de</text:span><text:span text:style-name="T4"> Controversias</text:span><text:span text:style-name="T3">: </text:span><text:span text:style-name="T18">Luego de una exploración de la teoría y el análisis del conflicto, en esta sesión nos</text:span><text:span text:style-name="T17"> centraremos en</text:span><text:span text:style-name="T11"> la </text:span><text:span text:style-name="T19">exploración de herramientas para la gestión de controversias, incluyendo la negociación por intereses y posiciones </text:span><text:span text:style-name="T18">y criterios para la construcción de acuerdos claros. En esta sesión realizaremos un ejercicio de negociación en grupos. </text:span></text:p>
        </text:list-item>
        <text:list-item>
          <text:p text:style-name="P22" loext:marker-style-name="T20"><text:span text:style-name="T4">Sesión III: </text:span><text:span text:style-name="T21">Innovación y Transformación de Conflictos y Exposiciones finales</text:span><text:span text:style-name="T4">: </text:span><text:span text:style-name="T22">Una vez exploradas algunas herramientas de análisis y gestión de conflictos, en la tercera sesión discutiremos sobre los nuevos retos de la irenología, y se harán las exposiciones finales de análisis de </text:span><text:span text:style-name="T23">conflicto. </text:span></text:p>
        </text:list-item>
      </text:list>
      <text:p text:style-name="P23" loext:marker-style-name="T20"/>
      <text:list text:continue-list="list193514470800050" text:style-name="WWNum2">
        <text:list-item>
          <text:p text:style-name="P24" loext:marker-style-name="T12"><text:span text:style-name="T6">Objetivos del curso </text:span><text:span text:style-name="T6"/></text:p>
        </text:list-item>
      </text:list>
      <text:list text:style-name="WWNum25">
        <text:list-item>
          <text:p text:style-name="P25" loext:marker-style-name="T3"><text:span text:style-name="T3">Aplicar y practicar los conocimientos y habilidades adquiridas a lo largo de la Maestría. </text:span><text:span text:style-name="T3"/></text:p>
        </text:list-item>
        <text:list-item>
          <text:p text:style-name="P25" loext:marker-style-name="T3"><text:span text:style-name="T3">Desarrollar y potenciar habilidades para una comunicación asertiva en entornos virtuales. </text:span><text:span text:style-name="T3"/></text:p>
        </text:list-item>
        <text:list-item>
          <text:p text:style-name="P25" loext:marker-style-name="T3"><text:span text:style-name="T3">Aplicar los conocimientos en negociación y </text:span><text:span text:style-name="T18">análisis</text:span><text:span text:style-name="T3"> de conflictos a la gestión de conflictos reales </text:span><text:span text:style-name="T18">y</text:span><text:span text:style-name="T3"> en entornos virtuales. </text:span></text:p>
        </text:list-item>
        <text:list-item>
          <text:p text:style-name="P25" loext:marker-style-name="T3"><text:span text:style-name="T3">Ahondar en el uso de nuevas tecnologías para la resolución alternativa de conflictos. </text:span><text:span text:style-name="T3"/></text:p>
        </text:list-item>
      </text:list>
      <text:p text:style-name="P26" loext:marker-style-name="T3"/>
      <text:p text:style-name="P26" loext:marker-style-name="T3"/>
      <text:list text:style-name="WWNum4">
        <text:list-item>
          <text:p text:style-name="P27" loext:marker-style-name="T3"><text:span text:style-name="T2">Método de Enseñanza / Formato de Clase </text:span><text:span text:style-name="T2"/></text:p>
        </text:list-item>
      </text:list>
      <text:p text:style-name="P28" loext:marker-style-name="T3"><text:span text:style-name="T3">El curso se impartirá en 3 sesiones de manera virtual. Las sesiones involucraran charlas y lecturas asignadas previamente, para desarrollar conceptos introductorios o que emergen de las charlas y las lecturas, y la exploración de los casos de estudio o de experiencias sociales/personales. Se valorará la participación. <text:s/></text:span><text:span text:style-name="T3"/></text:p>
      <text:p text:style-name="P29" loext:marker-style-name="T3"><text:span text:style-name="T2"><text:s/></text:span><text:span text:style-name="T2"/></text:p>
      <text:p text:style-name="P30" loext:marker-style-name="T3"><text:span text:style-name="T2">Pedagogía <text:s/></text:span><text:span text:style-name="T2"/></text:p>
      <text:p text:style-name="P28" loext:marker-style-name="T3"><text:span text:style-name="T3">Las estrategias de enseñanza y aprendizaje en el curso se basarán en principios pedagógicos críticos, incluyendo el uso de actividades creativas y participativas, que animarán a los estudiantes a compartir sus experiencias y reflexionar críticamente </text:span><text:soft-page-break/><text:span text:style-name="T3">sobre conceptos, teorías, cuestiones y prácticas relacionadas con los estudios de paz. </text:span><text:span text:style-name="T3"/></text:p>
      <text:p text:style-name="P31" loext:marker-style-name="T3"><text:span text:style-name="T3"/></text:p>
      <text:list xml:id="list193514488816140" text:continue-numbering="true" text:style-name="WWNum4">
        <text:list-item>
          <text:p text:style-name="P32" loext:marker-style-name="T12"><text:span text:style-name="T6">Políticas de UPAZ </text:span></text:p>
        </text:list-item>
      </text:list>
      <text:p text:style-name="P33" loext:marker-style-name="T12"><text:span text:style-name="T6"><text:s/></text:span><text:span text:style-name="T6"/></text:p>
      <text:h text:style-name="P34" text:outline-level="2" loext:marker-style-name="T3"><text:span text:style-name="T3">Política de UPAZ sobre equidad y lenguaje inclusivo </text:span><text:span text:style-name="T3"/></text:h>
      <text:p text:style-name="P35" loext:marker-style-name="T3"><text:span text:style-name="T3"><text:s/></text:span><text:span text:style-name="T3"/></text:p>
      <text:p text:style-name="P36" loext:marker-style-name="T3"><text:span text:style-name="T3">UPAZ se compromete a proporcionar un ambiente de confianza e igualdad para todos al crear espacios para la enseñanza y el aprendizaje que sean inclusivos y respetuosos para todos. Como institución afiliada a las Naciones Unidas, la UPAZ espera que sus estudiantes e instructores se comporten de manera coherente y reflejen los valores consagrados en la Carta de las Naciones Unidas y de conformidad con nuestro Código de Ética, especialmente con respecto al respeto de los derechos humanos fundamentales, la justicia social y la dignidad humana, y el respeto de la igualdad de derechos de mujeres y hombres. La UPAZ espera que sus estudiantes e instructores muestren respeto por todas las personas por igual sin distinción de raza, género, religión, color, origen nacional o étnico, idioma, estado civil, orientación sexual, edad, condición socioeconómica, discapacidad, convicción política, o cualquier otra característica distintiva. Esto incluye la defensa de un entorno en el que todos los estudiantes y los instructores tengan la oportunidad de escuchar sus opiniones y contribuir con sus conocimientos, experiencia y puntos de vista individuales.</text:span><text:span text:style-name="T2"> </text:span></text:p>
      <text:p text:style-name="P33" loext:marker-style-name="T3"><text:span text:style-name="T2"><text:s/></text:span><text:span text:style-name="T2"/></text:p>
      <text:h text:style-name="P37" text:outline-level="2" loext:marker-style-name="T3"><text:span text:style-name="T3">Política de UPAZ sobre plagio </text:span><text:span text:style-name="T3"/></text:h>
      <text:p text:style-name="P38" loext:marker-style-name="T3"><text:span text:style-name="T3">El plagio es una de las violaciones más graves de la honestidad académica, y no se tolera bajo ninguna circunstancia. El plagio implica el uso de las ideas o palabras de otra persona sin un reconocimiento completo y sin referencia a la fuente. Esta definición cubre todo el material publicado y no publicado, ya sea en forma manuscrita, impresa o electrónica. El plagio puede ser intencional o no, y el consentimiento del autor de la fuente es intrascendente. </text:span><text:span text:style-name="T3"/></text:p>
      <text:p text:style-name="P38" loext:marker-style-name="T24"><text:span text:style-name="T24">El plagio incluye las siguientes instancias: </text:span><text:span text:style-name="T24"/></text:p>
      <text:list text:style-name="WWNum5">
        <text:list-item>
          <text:p text:style-name="P39" loext:marker-style-name="T3"><text:span text:style-name="T3">No utilizar comillas cuando el texto se copia directamente desde otra fuente; Parafraseando o copiando texto de otra fuente sin el debido reconocimiento a modo de referencia; </text:span><text:span text:style-name="T3"/></text:p>
        </text:list-item>
        <text:list-item>
          <text:p text:style-name="P39" loext:marker-style-name="T3"><text:span text:style-name="T3">Adoptar el mismo marco o estructura del trabajo escrito de otro autor sin el debido reconocimiento por medio de una referencia; </text:span><text:span text:style-name="T3"/></text:p>
        </text:list-item>
        <text:list-item>
          <text:p text:style-name="P40" loext:marker-style-name="T3"><text:span text:style-name="T3">Adoptar las ideas o conceptos, o la secuencia de los mismos, del trabajo escrito de otro autor sin el debido reconocimiento a modo de referencia; </text:span><text:span text:style-name="T3"/></text:p>
        </text:list-item>
      </text:list>
      <text:p text:style-name="P36" loext:marker-style-name="T3"><text:soft-page-break/><text:span text:style-name="T3">Por lo tanto, el plagio consiste no solo en copiar el texto del trabajo de otro autor, sino también en presentar el enfoque de otra persona (el "paradigma") sin reconocimiento, sugiriendo que su trabajo fue el resultado de su propia creatividad y originalidad. </text:span><text:span text:style-name="T3"/></text:p>
      <text:p text:style-name="P33" loext:marker-style-name="T3"><text:span text:style-name="T3"><text:s/></text:span><text:span text:style-name="T3"/></text:p>
      <text:p text:style-name="P41" loext:marker-style-name="T3"><text:span text:style-name="T3">Estas reglas se aplican a todo el trabajo escrito. Eso incluye, pero no se limita a: exámenes, trabajos, informes grupales, presentaciones en PowerPoint, tesis, carteles, etc. Las mismas reglas se aplican al trabajo en grupo y documentos producidos por varios colaboradores. Es responsabilidad de cada miembro del grupo o de cada colaborador verificar que se hayan seguido las reglas de plagio en toda la tarea. Si un estudiante tiene alguna duda sobre la naturaleza del plagio, las reglas de uso y la cita de las fuentes u otros asuntos relacionados con la honestidad académica, es responsabilidad de cada miembro del grupo o de cada colaborador verificar que se hayan seguido las reglas de plagio en toda la tarea. Si un estudiante tiene alguna duda sobre la naturaleza del plagio, las reglas de uso y la cita de las fuentes u otros asuntos relacionados con la honestidad académica, es responsabilidad del estudiante buscar aclaraciones de la facultad antes de enviar una tarea escrita. </text:span><text:span text:style-name="T3"/></text:p>
      <text:p text:style-name="P42" loext:marker-style-name="T3"/>
      <text:p text:style-name="P43" loext:marker-style-name="T3"><text:span text:style-name="T2">10. <text:s text:c="4"/>Evaluación / Asignación / Calificación del Curso </text:span><text:span text:style-name="T2"/></text:p>
      <text:p text:style-name="P44" loext:marker-style-name="T3"><text:span text:style-name="T2">Evaluación: </text:span><text:span text:style-name="T2"/></text:p>
      <text:p text:style-name="P45" loext:marker-style-name="T3"><text:span text:style-name="T3">El sistema de clasificación para este curso es el sistema oficial de calificación UPAZ. Los estudiantes deberán completar todas las actividades indicadas en el plan de estudios para cada día. Esto los dotará de las herramientas necesarias para su participación efectiva en las sesiones diarias. De aquí la importancia para los estudiantes en darse cuenta de que su participación e interacción en las discusiones en clase hará que el curso sea aún más exitoso. </text:span><text:span text:style-name="T3"/></text:p>
      <text:p text:style-name="P46" loext:marker-style-name="T12"><text:span text:style-name="T6">Asistencia</text:span><text:span text:style-name="T12"> (30%) <text:s/></text:span></text:p>
      <text:list text:style-name="WWNum6">
        <text:list-item>
          <text:p text:style-name="P47" loext:marker-style-name="T12"><text:span text:style-name="T25">Asistencia y Ausencias </text:span><text:span text:style-name="T12"><text:s/></text:span></text:p>
        </text:list-item>
      </text:list>
      <text:p text:style-name="P48" loext:marker-style-name="T3"><text:span text:style-name="T3">Se espera asistencia regular en todas las clases. Como cuestión de cortesía, la ausencia de clase debe ser informada al instructor de clase por escrito sobre las razones de la misma. Las ausencias reducirán proporcionalmente la calificación de participación, a menos que se documenten circunstancias atenuantes (por ejemplo, mediante un certificado médico). Visitas por familia y amigos y asistir a bodas no cuentan como "circunstancias atenuantes". Cualquiera que sea la razón de la ausencia, los estudiantes son siempre responsables del material cubierto en las sesiones que pueden haber perdido. </text:span><text:span text:style-name="T3"/></text:p>
      <text:p text:style-name="P49" loext:marker-style-name="T3"><text:span text:style-name="T3"><text:s/></text:span><text:span text:style-name="T3"/></text:p>
      <text:p text:style-name="P48" loext:marker-style-name="T12"><text:span text:style-name="T3">Los estudiantes que no asistan a más del 20% (veinte por ciento) del curso no serán aprobados para completar el curso. Cuando sus ausencias estén </text:span><text:soft-page-break/><text:span text:style-name="T3">debidamente justificadas, pueden negociar con el profesor del curso la presentación de trabajos independientes adicionales. </text:span><text:span text:style-name="T25">(Manual del Estudian</text:span><text:span text:style-name="T26">te </text:span><text:span text:style-name="T27">de la Universidad para la Paz</text:span><text:span text:style-name="T25">). </text:span></text:p>
      <text:p text:style-name="P49" loext:marker-style-name="T12"><text:span text:style-name="T25"><text:s text:c="2"/></text:span><text:span text:style-name="T25"/></text:p>
      <text:list text:continue-numbering="true" text:style-name="WWNum6">
        <text:list-item>
          <text:p text:style-name="P47" loext:marker-style-name="T3"><text:span text:style-name="T3">La asistencia a cada sesión tiene un valor de 10%.</text:span><text:span text:style-name="T3"/></text:p>
        </text:list-item>
      </text:list>
      <text:p text:style-name="P50" loext:marker-style-name="T28"><text:span text:style-name="T28">Participación en las activa en las sesiones y ejercicios (30%)</text:span><text:span text:style-name="T28"/></text:p>
      <text:p text:style-name="P51"><text:span text:style-name="T3">La participación se evaluará con base en la calidad y el compromiso en las discusiones y actividades. Se espera que cada estudiante aporte reflexiones críticas, formule preguntas que amplíen el debate y colabore activamente con sus compañeros. La participación debe ir más allá de la asistencia, buscando generar insumos tangibles que enriquezcan el aprendizaje colectivo.</text:span></text:p>
      <text:p text:style-name="P51"><text:span text:style-name="T3"><text:s/></text:span></text:p>
      <text:p text:style-name="P52"><text:span text:style-name="T3">La participación de calidad implica el respeto por otros participantes en el seminario, el compromiso serio con las opiniones de los demás, la articulación de sus pensamientos sobre los temas, la contribución a las discusiones y la familiaridad con lecturas y charlas. </text:span></text:p>
      <text:p text:style-name="P53" loext:marker-style-name="T3"/>
      <text:p text:style-name="P54" loext:marker-style-name="T2"><text:span text:style-name="T2">Presentación Final Integrador de Análisis de Conflicto (40% de su nota). </text:span><text:span text:style-name="T2"/></text:p>
      <text:p text:style-name="P55" loext:marker-style-name="T3"><text:span text:style-name="T29">La evaluación</text:span><text:span text:style-name="T3"> final se </text:span><text:span text:style-name="T29">centrará</text:span><text:span text:style-name="T3"> en un análisis sistémico grupal de un conflicto contemporáneo, </text:span><text:span text:style-name="T29">desglosando</text:span><text:span text:style-name="T3"> dinámicas complejas mediante el uso de los marcos teóricos </text:span><text:span text:style-name="T29">y ejercicios </text:span><text:span text:style-name="T3">abordados </text:span><text:span text:style-name="T29">durante las sesiones</text:span><text:span text:style-name="T3">. L</text:span><text:span text:style-name="T29">as y los estudiantes</text:span><text:span text:style-name="T3"> deberán evidenciar una integración coherente de herramientas analíticas </text:span><text:span text:style-name="T29">(incluyendo</text:span><text:span text:style-name="T3"> el mapeo de actores, la metodología PIN </text:span><text:span text:style-name="T29">y análisis sistémico, entre otros)</text:span><text:span text:style-name="T3"> priorizando una mirada crítica que conecte la teoría con la realidad territorial.</text:span></text:p>
      <text:p text:style-name="P56" loext:marker-style-name="T3"/>
      <text:p text:style-name="P57" loext:marker-style-name="T3"><text:span text:style-name="T3">Los estudiantes deben seguir las reglas sobre plagio y uso de Inteligencia Artificial Generativa, como se menciona en el Manual de Estudiantes de la UPAZ. </text:span><text:span text:style-name="T3"/></text:p>
      <text:p text:style-name="P58" loext:marker-style-name="T3"><text:span text:style-name="T3"><text:s/></text:span><text:span text:style-name="T3"/></text:p>
      <text:p text:style-name="P57" loext:marker-style-name="T3"><text:span text:style-name="T2">NOTA:</text:span><text:span text:style-name="T3"> El profesor del curso serán responsables de evaluar el desempeño de los estudiantes en sus sesiones de clase basado en la calidad de las tareas escritas y orales de los estudiantes y su participación. </text:span></text:p>
      <text:p text:style-name="P59" loext:marker-style-name="T3"/>
      <text:p text:style-name="P57" loext:marker-style-name="T2"><text:span text:style-name="T2">Textos y fuentes</text:span><text:span text:style-name="T2"/></text:p>
      <text:p text:style-name="P60" loext:marker-style-name="T3"><text:span text:style-name="T29">Se asignarán y proporcionarán lecturas diarias para el mejor abordaje de los contenidos. Si bien la lecturas no son obligatorias, su lectura es recomendada para la mejor realización de los ejercicios en clase. </text:span></text:p>
      <text:p text:style-name="P61"/>
      <text:p text:style-name="P62"/>
      <text:list text:continue-list="list193514488816140" text:style-name="WWNum4">
        <text:list-item>
          <text:p text:style-name="P63" loext:marker-style-name="T2"><text:span text:style-name="T2">Descripción de las sesiones: </text:span><text:span text:style-name="T2"/></text:p>
        </text:list-item>
      </text:list>
      <text:p text:style-name="P64" loext:marker-style-name="T3"/>
      <text:h text:style-name="P65" text:outline-level="2" loext:marker-style-name="T8"><text:span text:style-name="T3">Cronograma</text:span><text:span text:style-name="T8"/></text:h>
      <table:table table:name="Table1" table:style-name="Table1">
        <table:table-column table:style-name="Table1.A"/>
        <table:table-row table:style-name="Table1.1">
          <table:table-cell table:style-name="Table1.A1" office:value-type="string">
            <text:p text:style-name="P66"><text:span text:style-name="T3">Sesión 1 (</text:span><text:span text:style-name="T30">19</text:span><text:span text:style-name="T3">/</text:span><text:span text:style-name="T30">3</text:span><text:span text:style-name="T3">/2</text:span><text:span text:style-name="T30">6</text:span><text:span text:style-name="T3">): </text:span><text:span text:style-name="T31">Análisis de conflictos.</text:span></text:p>
          </table:table-cell>
        </table:table-row>
        <text:soft-page-break/>
        <table:table-row table:style-name="Table1.1">
          <table:table-cell table:style-name="Table1.A2" office:value-type="string">
            <text:p text:style-name="P67" loext:marker-style-name="T3"><text:span text:style-name="T3">Contenido: </text:span><text:span text:style-name="T3"/></text:p>
            <text:list xml:id="list193516205456468" text:continue-list="list800727269" text:style-name="WWNum26">
              <text:list-item>
                <text:p text:style-name="P68" loext:marker-style-name="T3">Repaso de conceptos de <text:span text:style-name="T32">análisis de conflicto. </text:span></text:p>
              </text:list-item>
              <text:list-item>
                <text:p text:style-name="P69" loext:marker-style-name="T3">Triangulo de la Violencia de Galtung. </text:p>
              </text:list-item>
              <text:list-item>
                <text:p text:style-name="P69" loext:marker-style-name="T3"><text:span text:style-name="T33">Elementos de</text:span> Comunicación no Violenta. </text:p>
              </text:list-item>
            </text:list>
            <text:p text:style-name="P70" loext:marker-style-name="T3"/>
            <text:p text:style-name="P70" loext:marker-style-name="T3"/>
            <text:p text:style-name="P71">Bibliografía:</text:p>
            <text:list text:style-name="L1">
              <text:list-item>
                <text:p text:style-name="P72" loext:marker-style-name="T3"><text:span text:style-name="T34">Lederach, J. P.</text:span><text:span text:style-name="T35"> </text:span><text:span text:style-name="T36">Enredos, pleitos y problemas: Guía práctica para la resolución de conflictos</text:span><text:span text:style-name="T37">. </text:span><text:span text:style-name="T38">De la página 9 a la página 18, siendo la lectura hasta página 39 optativa pero muy recomendada)</text:span></text:p>
              </text:list-item>
              <text:list-item>
                <text:p text:style-name="P72" loext:marker-style-name="T3"><text:span text:style-name="T39">Galtung, J</text:span><text:span text:style-name="T38">. Tras la violencia, 3R: Reconstrucción, reconciliación, resolución. Afrontando la herencia de la violencia. </text:span><text:span text:style-name="T40">Página 13 – 26.</text:span></text:p>
              </text:list-item>
              <text:list-item>
                <text:p text:style-name="P73" loext:marker-style-name="T3"><text:span text:style-name="T41">Rosenberg, M. B. (2013).</text:span><text:span text:style-name="T42"> Comunicación No Violenta: Un lenguaje de vida. Editorial Pami. </text:span><text:span text:style-name="T43">(Sólo capítulo 1. Los Capítulos 2 y 3 son optativos)</text:span></text:p>
              </text:list-item>
            </text:list>
            <text:p text:style-name="P74"/>
          </table:table-cell>
        </table:table-row>
        <table:table-row table:style-name="Table1.1">
          <table:table-cell table:style-name="Table1.A1" office:value-type="string">
            <text:p text:style-name="P66"><text:span text:style-name="T3">Sesión 2 (</text:span><text:span text:style-name="T30">26</text:span><text:span text:style-name="T3">/</text:span><text:span text:style-name="T30">3</text:span><text:span text:style-name="T3">/2</text:span><text:span text:style-name="T30">6</text:span><text:span text:style-name="T3">): </text:span><text:span text:style-name="T31">Gestión de Controversias </text:span></text:p>
          </table:table-cell>
        </table:table-row>
        <table:table-row table:style-name="Table1.1">
          <table:table-cell table:style-name="Table1.A4" office:value-type="string">
            <text:p text:style-name="P75" loext:marker-style-name="T3">Contenido: </text:p>
            <text:list text:style-name="L2">
              <text:list-item>
                <text:p text:style-name="P76">El lenguaje como intervención. </text:p>
              </text:list-item>
              <text:list-item>
                <text:p text:style-name="P76">El conflicto como sistema. </text:p>
              </text:list-item>
              <text:list-item>
                <text:p text:style-name="P77">Construcción de acuerdos sostenibles</text:p>
                <text:list>
                  <text:list-item>
                    <text:p text:style-name="P76">Métodos de negociación </text:p>
                  </text:list-item>
                  <text:list-item>
                    <text:p text:style-name="P76">Criterios SMART</text:p>
                  </text:list-item>
                </text:list>
              </text:list-item>
            </text:list>
            <text:p text:style-name="P78" loext:marker-style-name="T3"/>
            <text:p text:style-name="P79">Bibliografía:</text:p>
            <text:list text:style-name="L3">
              <text:list-item>
                <text:p text:style-name="P80" loext:marker-style-name="T3"><text:span text:style-name="T44">Fisher, R., Ury, W. &amp; Patton, B.</text:span><text:span text:style-name="T45"> </text:span><text:span text:style-name="T46">¡Sí, de acuerdo! Cómo negociar sin ceder. </text:span><text:span text:style-name="T47">Página 9 - 20</text:span></text:p>
              </text:list-item>
              <text:list-item>
                <text:p text:style-name="P81" loext:marker-style-name="T3"><text:span text:style-name="T44">Moore, C. W.</text:span><text:span text:style-name="T45"> </text:span><text:span text:style-name="T46">El proceso de mediación: Estrategias prácticas para la resolución de conflictos.</text:span><text:span text:style-name="T47"> </text:span></text:p>
              </text:list-item>
              <text:list-item>
                <text:p text:style-name="P81" loext:marker-style-name="T3"><text:span text:style-name="T44">Lederach, J. P.</text:span><text:span text:style-name="T45"> </text:span><text:span text:style-name="T46">El pequeño libro de transformación de conflictos.</text:span><text:span text:style-name="T47"> Página 3-26</text:span></text:p>
              </text:list-item>
            </text:list>
            <text:p text:style-name="P82" loext:marker-style-name="T3"/>
            <text:p text:style-name="P78" loext:marker-style-name="T3"/>
          </table:table-cell>
        </table:table-row>
        <table:table-row table:style-name="Table1.1">
          <table:table-cell table:style-name="Table1.A1" office:value-type="string">
            <text:p text:style-name="P83"><text:span text:style-name="T3">Sesión </text:span><text:span text:style-name="T30">3</text:span><text:span text:style-name="T3"> (</text:span><text:span text:style-name="T30">9</text:span><text:span text:style-name="T3">/</text:span><text:span text:style-name="T30">4</text:span><text:span text:style-name="T3">/2</text:span><text:span text:style-name="T30">6</text:span><text:span text:style-name="T3">): Innovación y Transformación de Conflictos y Exposiciones finales</text:span></text:p>
          </table:table-cell>
        </table:table-row>
        <table:table-row table:style-name="Table1.1">
          <table:table-cell table:style-name="Table1.A6" office:value-type="string">
            <text:p text:style-name="P84" loext:marker-style-name="T3"><text:span text:style-name="T3">Contenido: </text:span><text:span text:style-name="T3"/></text:p>
            <text:list text:continue-list="list193516205456468" text:style-name="WWNum26">
              <text:list-item>
                <text:p text:style-name="P85" loext:marker-style-name="T3"><text:span text:style-name="T3">Discusión de los retos actuales en la Innovación y Transformación de Conflictos. </text:span></text:p>
              </text:list-item>
              <text:list-item>
                <text:p text:style-name="P86" loext:marker-style-name="T3"><text:span text:style-name="T3">Exposición final de cada ejercicio. </text:span><text:span text:style-name="T3"/></text:p>
              </text:list-item>
            </text:list>
          </table:table-cell>
        </table:table-row>
      </table:table>
      <text:p text:style-name="P87"/>
      <text:p text:style-name="P88"><text:span text:style-name="T3">Materiales complementarios:</text:span></text:p>
      <text:list text:continue-numbering="true" text:style-name="WWNum26">
        <text:list-item>
          <text:p text:style-name="P89" loext:marker-style-name="T3"><text:span text:style-name="T3">Ury, W. (2015). El camino del "no" a "sí". Recuperado de: </text:span><text:a xlink:type="simple" xlink:href="https://youtu.be/Hc6yi_FtoNo?feature=shared" text:style-name="Internet_20_link" text:visited-style-name="Visited_20_Internet_20_Link"><text:span text:style-name="Internet_20_link"><text:span text:style-name="T48">https://youtu.be/Hc6yi_FtoNo?feature=shared</text:span></text:span></text:a></text:p>
        </text:list-item>
        <text:list-item>
          <text:p text:style-name="P89" loext:marker-style-name="T3"><text:span text:style-name="T3">Ury, W. (2016). Llegando al sí con sí mismo. Recuperado de: </text:span><text:a xlink:type="simple" xlink:href="https://www.youtube.com/watch?v=Xb35dP2wfks" text:style-name="Internet_20_link" text:visited-style-name="Visited_20_Internet_20_Link"><text:span text:style-name="Internet_20_link"><text:span text:style-name="T3">https://www.youtube.com/watch?v=Xb35dP2wfks</text:span></text:span></text:a><text:span text:style-name="T3"> </text:span></text:p>
        </text:list-item>
      </text:list>
      <text:p text:style-name="P90" loext:marker-style-name="T3"/>
      <text:p text:style-name="P91" loext:marker-style-name="T3"><text:soft-page-break/><text:span text:style-name="T2">12. Breve biografía del instructor: </text:span></text:p>
      <text:p text:style-name="P92" loext:marker-style-name="T2"><text:span text:style-name="T2">Juan José Vásquez </text:span><text:span text:style-name="T49">Pacheco </text:span><text:span text:style-name="T2">(Costa Rica)</text:span></text:p>
      <text:p text:style-name="P93" loext:marker-style-name="T24">Juan José Vásquez Pacheco culminó sus estudios de Bachillerato y Licenciatura en Derecho en la Universidad de Costa Rica, donde también realizó estudios de Bachillerato en Psicología. Realizó una maestría en Resolución de Conflictos, Paz y Desarrollo en la Universidad para la Paz y una certificación en Mediación y Resolución de Conflictos con el Colegio de Abogados y Abogadas de Costa Rica y Trabajó como pasante en la Corte Centroamericana de Justicia, con Sede en Managua, Nicaragua. Estuvo encargado del programa de Clínicas Jurídicas o Consultorios Jurídicos de la Universidad de Costa Rica, Sede de Occidente, donde se desarrolló como Asistente Administrativo. Ha participado como conferencista en eventos relacionados con Derechos Humanos, Gestión de Conflictos, Compliance e Inteligencia Artificial. Laboró como Asesor Legal de Universidad para la Paz, en donde actualmente colabora como Profesor Visitante. Actualmente realiza una Maestría en Derecho, Datos e Inteligencia Artificial en Dublin City University, Irlanda, Universidad de León, España y Universidad de Pisa, Italia. </text:p>
      <text:p text:style-name="P94" loext:marker-style-name="T24">S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71in" fo:margin-top="0in" fo:margin-bottom="0.0035in" style:contextual-spacing="false" fo:line-height="112%" fo:text-align="justify" style:justify-single-word="false" fo:orphans="2" fo:widows="2" fo:text-indent="-0.0071in" style:auto-text-indent="false" style:writing-mode="lr-tb" loext:word-spacing-minimum="75%" loext:word-spacing-maximum="133%"/>
      <style:text-properties fo:color="#000000" loext:opacity="100%" style:font-name="Garamond" fo:font-family="Garamond" style:font-family-generic="roman" style:font-pitch="variable" style:font-name-asian="Garamond1" style:font-family-asian="Garamond" style:font-family-generic-asian="system" style:font-pitch-asian="variable" style:font-name-complex="Garamond1" style:font-family-complex="Garamond" style:font-family-generic-complex="system" style:font-pitch-complex="variable"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right="0.1047in" fo:margin-top="0in" fo:margin-bottom="0.0516in" style:contextual-spacing="false" fo:line-height="108%" fo:text-align="center" style:justify-single-word="false" fo:keep-together="always" fo:orphans="2" fo:widows="2" fo:keep-with-next="always" style:writing-mode="lr-tb"/>
      <style:text-properties fo:color="#000000" loext:opacity="100%" style:font-name="Garamond" fo:font-family="Garamond" style:font-family-generic="roman" style:font-pitch="variable" fo:font-size="16pt" fo:font-weight="bold" style:font-name-asian="Garamond1" style:font-family-asian="Garamond" style:font-family-generic-asian="system" style:font-pitch-asian="variable" style:font-size-asian="16pt" style:font-weight-asian="bold" style:font-name-complex="Garamond1" style:font-family-complex="Garamond" style:font-family-generic-complex="system" style:font-pitch-complex="variable" style:font-size-complex="11pt"/>
    </style:style>
    <style:style style:name="Heading_20_2" style:display-name="Heading 2" style:family="paragraph" style:next-style-name="Standard" loext:linked-style-name="Heading_20_2_20_Char" style:default-outline-level="2" style:list-style-name="" style:class="chapter">
      <style:paragraph-properties fo:margin-left="0.2571in" fo:margin-top="0in" fo:margin-bottom="0.0091in" style:contextual-spacing="false" fo:line-height="108%" fo:text-align="left" style:justify-single-word="false" fo:keep-together="always" fo:orphans="2" fo:widows="2" fo:text-indent="-0.0071in" style:auto-text-indent="false" fo:keep-with-next="always" style:writing-mode="lr-tb"/>
      <style:text-properties fo:color="#000000" loext:opacity="100%" style:font-name="Garamond" fo:font-family="Garamond" style:font-family-generic="roman" style:font-pitch="variable" fo:font-size="11pt" fo:font-weight="bold" style:font-name-asian="Garamond1" style:font-family-asian="Garamond" style:font-family-generic-asian="system" style:font-pitch-asian="variable" style:font-size-asian="11pt" style:font-weight-asian="bold" style:font-name-complex="Garamond1" style:font-family-complex="Garamond" style:font-family-generic-complex="system" style:font-pitch-complex="variable" style:font-size-complex="11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新細明體" style:font-family-asian="新細明體" style:font-family-generic-asian="system" style:font-pitch-asian="variable"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ootnote" style:family="paragraph" style:parent-style-name="Standard" loext:linked-style-name="Footnote_20_Text_20_Char" style:class="extra">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paragraph-properties fo:margin-left="0.5in" fo:margin-top="0in" fo:margin-bottom="0.0035in" style:contextual-spacing="true"/>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1_20_Char" style:display-name="Heading 1 Char" style:family="text" style:parent-style-name="Default_20_Paragraph_20_Font" loext:linked-style-name="Heading_20_1">
      <style:text-properties fo:color="#000000" loext:opacity="100%" style:font-name="Garamond" fo:font-family="Garamond" style:font-family-generic="roman" style:font-pitch="variable" fo:font-size="16pt" fo:font-weight="bold" style:font-name-asian="Garamond1" style:font-family-asian="Garamond" style:font-family-generic-asian="system" style:font-pitch-asian="variable" style:font-size-asian="16pt" style:font-weight-asian="bold" style:font-name-complex="Garamond1" style:font-family-complex="Garamond" style:font-family-generic-complex="system" style:font-pitch-complex="variable" style:font-size-complex="11pt"/>
    </style:style>
    <style:style style:name="Heading_20_2_20_Char" style:display-name="Heading 2 Char" style:family="text" style:parent-style-name="Default_20_Paragraph_20_Font" loext:linked-style-name="Heading_20_2">
      <style:text-properties fo:color="#000000" loext:opacity="100%" style:font-name="Garamond" fo:font-family="Garamond" style:font-family-generic="roman" style:font-pitch="variable" fo:font-size="11pt" fo:font-weight="bold" style:font-name-asian="Garamond1" style:font-family-asian="Garamond" style:font-family-generic-asian="system" style:font-pitch-asian="variable" style:font-size-asian="11pt" style:font-weight-asian="bold" style:font-name-complex="Garamond1" style:font-family-complex="Garamond" style:font-family-generic-complex="system" style:font-pitch-complex="variable" style:font-size-complex="11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新細明體" style:font-family-asian="新細明體"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Verdana" fo:font-family="Verdana" style:font-family-generic="swiss" style:font-pitch="variable" fo:font-size="10pt" fo:font-style="normal" style:text-underline-style="none" fo:font-weight="normal" fo:background-color="transparent" style:font-name-asian="Garamond1" style:font-family-asian="Garamond" style:font-family-generic-asian="system" style:font-pitch-asian="variable" style:font-size-asian="10pt" style:font-style-asian="normal" style:font-weight-asian="normal" style:font-name-complex="Garamond1" style:font-family-complex="Garamond" style:font-family-generic-complex="system" style:font-pitch-complex="variable" style:font-size-complex="11pt" style:font-weight-complex="bold"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bold" fo:background-color="transparent" style:font-name-asian="Garamond1" style:font-family-asian="Garamond" style:font-family-generic-asian="system" style:font-pitch-asian="variable" style:font-size-asian="12pt" style:font-style-asian="normal" style:font-weight-asian="bold" style:font-name-complex="Garamond1" style:font-family-complex="Garamond" style:font-family-generic-complex="system" style:font-pitch-complex="variable" style:font-size-complex="12pt" style:font-weight-complex="bold"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normal" fo:background-color="transparent" style:font-name-asian="Garamond1" style:font-family-asian="Garamond" style:font-family-generic-asian="system" style:font-pitch-asian="variable" style:font-size-asian="11pt" style:font-style-asian="normal" style:font-weight-asian="normal" style:font-name-complex="Garamond1" style:font-family-complex="Garamond"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47" style:display-name="ListLabel 4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48" style:display-name="ListLabel 4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49" style:display-name="ListLabel 4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0" style:display-name="ListLabel 5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1" style:display-name="ListLabel 5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2" style:display-name="ListLabel 5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3" style:display-name="ListLabel 5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4" style:display-name="ListLabel 5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5" style:display-name="ListLabel 5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6" style:display-name="ListLabel 5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7" style:display-name="ListLabel 5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8" style:display-name="ListLabel 5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59" style:display-name="ListLabel 5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60" style:display-name="ListLabel 6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61" style:display-name="ListLabel 6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62" style:display-name="ListLabel 6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63" style:display-name="ListLabel 6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Verdana" fo:font-family="Verdana" style:font-family-generic="swiss" style:font-pitch="variable" fo:font-size="9pt" fo:font-style="normal" style:text-underline-style="none" fo:font-weight="normal" fo:background-color="transparent" style:font-name-asian="Garamond1" style:font-family-asian="Garamond" style:font-family-generic-asian="system" style:font-pitch-asian="variable" style:font-size-asian="9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0" style:display-name="ListLabel 11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1" style:display-name="ListLabel 11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2" style:display-name="ListLabel 11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3" style:display-name="ListLabel 11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4" style:display-name="ListLabel 11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5" style:display-name="ListLabel 11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6" style:display-name="ListLabel 11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7" style:display-name="ListLabel 11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18" style:display-name="ListLabel 118"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119" style:display-name="ListLabel 119"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20" style:display-name="ListLabel 120"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21" style:display-name="ListLabel 121"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122" style:display-name="ListLabel 122"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23" style:display-name="ListLabel 123"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24" style:display-name="ListLabel 124"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125" style:display-name="ListLabel 125"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26" style:display-name="ListLabel 126" style:family="text">
      <style:text-properties fo:color="#212121" loext:opacity="100%" style:text-line-through-style="none" style:text-line-through-type="none" style:text-position="0% 100%" style:font-name="Calibri1" fo:font-family="Calibri" style:font-family-generic="swiss" style:font-pitch="variable"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1" style:font-family-asian="Garamond" style:font-family-generic-asian="system" style:font-pitch-asian="variable" style:font-size-asian="12pt" style:font-style-asian="normal" style:font-weight-asian="normal" style:font-name-complex="Garamond1" style:font-family-complex="Garamond" style:font-family-generic-complex="system" style:font-pitch-complex="variable" style:font-size-complex="12pt" loext:padding="0in" loext:border="none" loext:shadow="non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in" loext:border="none" loext:shadow="non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weight="normal" style:font-weight-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alibri" fo:font-family="Calibri"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size-complex="11pt" style:font-weight-complex="bold" loext:padding="0in" loext:border="none" loext:shadow="none"/>
    </style:style>
    <style:style style:name="ListLabel_20_218" style:display-name="ListLabel 218"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19" style:display-name="ListLabel 219"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0" style:display-name="ListLabel 220"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1" style:display-name="ListLabel 221"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2" style:display-name="ListLabel 222"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3" style:display-name="ListLabel 223"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4" style:display-name="ListLabel 224"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5" style:display-name="ListLabel 225" style:family="text">
      <style:text-properties fo:color="#000000" loext:opacity="100%" style:text-line-through-style="none" style:text-line-through-type="none" style:text-position="0% 100%" style:font-name="Garamond" fo:font-family="Garamond" style:font-family-generic="roman" style:font-pitch="variable" fo:font-size="11pt" fo:font-style="normal" style:text-underline-style="none" fo:font-weight="bold" fo:background-color="transparent" style:font-name-asian="Garamond1" style:font-family-asian="Garamond" style:font-family-generic-asian="system" style:font-pitch-asian="variable" style:font-size-asian="11pt" style:font-style-asian="normal" style:font-weight-asian="bold" style:font-name-complex="Garamond1" style:font-family-complex="Garamond" style:font-family-generic-complex="system" style:font-pitch-complex="variable" style:font-size-complex="11pt" style:font-weight-complex="bold" loext:padding="0in" loext:border="none" loext:shadow="none"/>
    </style:style>
    <style:style style:name="ListLabel_20_226" style:display-name="ListLabel 226" style:family="text">
      <style:text-properties style:font-name="Calibri" fo:font-family="Calibri" style:font-family-generic="roman"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 fo:font-family="Calibri" style:font-family-generic="roman" style:font-pitch="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Calibri" fo:font-family="Calibri" style:font-family-generic="roman" style:font-pitch="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Calibri" fo:font-family="Calibri" style:font-family-generic="roman" style:font-pitch="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rial" fo:font-family="Arial" style:font-family-generic="swiss" style:font-pitch="variable" fo:font-size="11pt" fo:language="es" fo:country="CR" style:font-size-asian="11pt" style:font-name-complex="Arial1" style:font-family-complex="Arial" style:font-family-generic-complex="system" style:font-pitch-complex="variable" style:font-size-complex="10pt"/>
    </style:style>
    <style:style style:name="ListLabel_20_254" style:display-name="ListLabel 254" style:family="text">
      <style:text-properties style:font-name="Verdana" fo:font-family="Verdana" style:font-family-generic="swiss" style:font-pitch="variable" fo:font-size="10pt" fo:language="es" fo:country="CR"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in"/>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1.5in"/>
        </style:list-level-properties>
        <style:text-properties fo:font-family="'Segoe UI Symbol'"/>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2in"/>
        </style:list-level-properties>
        <style:text-properties fo:font-family="'Segoe UI Symbol'"/>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2.5in"/>
        </style:list-level-properties>
        <style:text-properties fo:font-family="Arial"/>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3in"/>
        </style:list-level-properties>
        <style:text-properties fo:font-family="'Segoe UI Symbol'"/>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3.5in"/>
        </style:list-level-properties>
        <style:text-properties fo:font-family="'Segoe UI Symbol'"/>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4in"/>
        </style:list-level-properties>
        <style:text-properties fo:font-family="Arial"/>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4.5in"/>
        </style:list-level-properties>
        <style:text-properties fo:font-family="'Segoe UI Symbol'"/>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3">
        <style:list-level-properties text:list-level-position-and-space-mode="label-alignment">
          <style:list-level-label-alignment text:label-followed-by="listtab" fo:margin-left="0.5in"/>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0.95in"/>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1.4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1.95in"/>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2.45in"/>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2.95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3.45in"/>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3.95in"/>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i">
        <style:list-level-properties text:list-level-position-and-space-mode="label-alignment">
          <style:list-level-label-alignment text:label-followed-by="listtab" fo:margin-left="0.7866in"/>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0.7866in"/>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1.2866in"/>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1.7866in"/>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2.2866in"/>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2.7866in"/>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3.2866in"/>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3.7866in"/>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4.286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8">
        <style:list-level-properties text:list-level-position-and-space-mode="label-alignment">
          <style:list-level-label-alignment text:label-followed-by="listtab" fo:margin-left="0.5264in"/>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margin-left="0.9071in"/>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1.4071in"/>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1.9071in"/>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2.4071in"/>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2.9071in"/>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3.4071in"/>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3.9071in"/>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4.4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margin-left="1in"/>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1.5in"/>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2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2.5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3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3.5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4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4.5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7764in"/>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1.1209in"/>
        </style:list-level-properties>
        <style:text-properties fo:font-family="Wingdings"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6209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2.1209in"/>
        </style:list-level-properties>
        <style:text-properties fo:font-family="Wingdings"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6209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3.1209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6209in"/>
        </style:list-level-properties>
        <style:text-properties fo:font-family="Wingdings"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4.1209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62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4945in"/>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0.7543in"/>
        </style:list-level-properties>
        <style:text-properties fo:font-family="Wingdings"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2543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7543in"/>
        </style:list-level-properties>
        <style:text-properties fo:font-family="Wingdings"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2543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754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2543in"/>
        </style:list-level-properties>
        <style:text-properties fo:font-family="Wingdings"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7543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254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1.25in"/>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1.75in"/>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2.25in"/>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2.75in"/>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3.25in"/>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3.75in"/>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4.25in"/>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25in"/>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1.75in"/>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2.25in"/>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2.75in"/>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3.25in"/>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3.75in"/>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4.25in"/>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1.25in"/>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1.75in"/>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2.25in"/>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2.75in"/>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3.25in"/>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3.75in"/>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4.25in"/>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margin-left="1.1252in"/>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1.6252in"/>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2.1252in"/>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2.6252in"/>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3.1252in"/>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3.6252in"/>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4.1252in"/>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4.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11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1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1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1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1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1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1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1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4811in"/>
        </style:list-level-properties>
        <style:text-properties fo:font-family="Aria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margin-left="0.7398in"/>
        </style:list-level-properties>
      </text:list-level-style-number>
      <text:list-level-style-number text:level="2" text:style-name="ListLabel_20_128" loext:num-list-format="%2%" style:num-format="a" style:num-letter-sync="true">
        <style:list-level-properties text:list-level-position-and-space-mode="label-alignment">
          <style:list-level-label-alignment text:label-followed-by="listtab" fo:margin-left="1.0146in"/>
        </style:list-level-properties>
      </text:list-level-style-number>
      <text:list-level-style-number text:level="3" text:style-name="ListLabel_20_129" loext:num-list-format="%3%" style:num-format="i">
        <style:list-level-properties text:list-level-position-and-space-mode="label-alignment">
          <style:list-level-label-alignment text:label-followed-by="listtab" fo:margin-left="1.5146in"/>
        </style:list-level-properties>
      </text:list-level-style-number>
      <text:list-level-style-number text:level="4" text:style-name="ListLabel_20_130" loext:num-list-format="%4%" style:num-format="1">
        <style:list-level-properties text:list-level-position-and-space-mode="label-alignment">
          <style:list-level-label-alignment text:label-followed-by="listtab" fo:margin-left="2.0146in"/>
        </style:list-level-properties>
      </text:list-level-style-number>
      <text:list-level-style-number text:level="5" text:style-name="ListLabel_20_131" loext:num-list-format="%5%" style:num-format="a" style:num-letter-sync="true">
        <style:list-level-properties text:list-level-position-and-space-mode="label-alignment">
          <style:list-level-label-alignment text:label-followed-by="listtab" fo:margin-left="2.5146in"/>
        </style:list-level-properties>
      </text:list-level-style-number>
      <text:list-level-style-number text:level="6" text:style-name="ListLabel_20_132" loext:num-list-format="%6%" style:num-format="i">
        <style:list-level-properties text:list-level-position-and-space-mode="label-alignment">
          <style:list-level-label-alignment text:label-followed-by="listtab" fo:margin-left="3.0146in"/>
        </style:list-level-properties>
      </text:list-level-style-number>
      <text:list-level-style-number text:level="7" text:style-name="ListLabel_20_133" loext:num-list-format="%7%" style:num-format="1">
        <style:list-level-properties text:list-level-position-and-space-mode="label-alignment">
          <style:list-level-label-alignment text:label-followed-by="listtab" fo:margin-left="3.5146in"/>
        </style:list-level-properties>
      </text:list-level-style-number>
      <text:list-level-style-number text:level="8" text:style-name="ListLabel_20_134" loext:num-list-format="%8%" style:num-format="a" style:num-letter-sync="true">
        <style:list-level-properties text:list-level-position-and-space-mode="label-alignment">
          <style:list-level-label-alignment text:label-followed-by="listtab" fo:margin-left="4.0146in"/>
        </style:list-level-properties>
      </text:list-level-style-number>
      <text:list-level-style-number text:level="9" text:style-name="ListLabel_20_135" loext:num-list-format="%9%" style:num-format="i">
        <style:list-level-properties text:list-level-position-and-space-mode="label-alignment">
          <style:list-level-label-alignment text:label-followed-by="listtab" fo:margin-left="4.51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994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4945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994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4945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994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4945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994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494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99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417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0417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417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0417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417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0417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417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0417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41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4898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9898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4898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9898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4898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9898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4898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9898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4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1.0366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5366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2.0366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5366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3.0366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5366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4.0366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5366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5.036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I">
        <style:list-level-properties text:list-level-position-and-space-mode="label-alignment" fo:text-align="end">
          <style:list-level-label-alignment text:label-followed-by="listtab" fo:margin-left="0.5in"/>
        </style:list-level-properties>
      </text:list-level-style-number>
      <text:list-level-style-number text:level="2" text:style-name="ListLabel_20_218" loext:num-list-format="%2%" style:num-format="a" style:num-letter-sync="true">
        <style:list-level-properties text:list-level-position-and-space-mode="label-alignment">
          <style:list-level-label-alignment text:label-followed-by="listtab" fo:margin-left="0.95in"/>
        </style:list-level-properties>
      </text:list-level-style-number>
      <text:list-level-style-number text:level="3" text:style-name="ListLabel_20_219" loext:num-list-format="%3%" style:num-format="i">
        <style:list-level-properties text:list-level-position-and-space-mode="label-alignment">
          <style:list-level-label-alignment text:label-followed-by="listtab" fo:margin-left="1.45in"/>
        </style:list-level-properties>
      </text:list-level-style-number>
      <text:list-level-style-number text:level="4" text:style-name="ListLabel_20_220" loext:num-list-format="%4%" style:num-format="1">
        <style:list-level-properties text:list-level-position-and-space-mode="label-alignment">
          <style:list-level-label-alignment text:label-followed-by="listtab" fo:margin-left="1.95in"/>
        </style:list-level-properties>
      </text:list-level-style-number>
      <text:list-level-style-number text:level="5" text:style-name="ListLabel_20_221" loext:num-list-format="%5%" style:num-format="a" style:num-letter-sync="true">
        <style:list-level-properties text:list-level-position-and-space-mode="label-alignment">
          <style:list-level-label-alignment text:label-followed-by="listtab" fo:margin-left="2.45in"/>
        </style:list-level-properties>
      </text:list-level-style-number>
      <text:list-level-style-number text:level="6" text:style-name="ListLabel_20_222" loext:num-list-format="%6%" style:num-format="i">
        <style:list-level-properties text:list-level-position-and-space-mode="label-alignment">
          <style:list-level-label-alignment text:label-followed-by="listtab" fo:margin-left="2.95in"/>
        </style:list-level-properties>
      </text:list-level-style-number>
      <text:list-level-style-number text:level="7" text:style-name="ListLabel_20_223" loext:num-list-format="%7%" style:num-format="1">
        <style:list-level-properties text:list-level-position-and-space-mode="label-alignment">
          <style:list-level-label-alignment text:label-followed-by="listtab" fo:margin-left="3.45in"/>
        </style:list-level-properties>
      </text:list-level-style-number>
      <text:list-level-style-number text:level="8" text:style-name="ListLabel_20_224" loext:num-list-format="%8%" style:num-format="a" style:num-letter-sync="true">
        <style:list-level-properties text:list-level-position-and-space-mode="label-alignment">
          <style:list-level-label-alignment text:label-followed-by="listtab" fo:margin-left="3.95in"/>
        </style:list-level-properties>
      </text:list-level-style-number>
      <text:list-level-style-number text:level="9" text:style-name="ListLabel_20_225" loext:num-list-format="%9%" style:num-format="i">
        <style:list-level-properties text:list-level-position-and-space-mode="label-alignment">
          <style:list-level-label-alignment text:label-followed-by="listtab" fo:margin-left="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0.75in" fo:text-indent="0in" style:auto-text-indent="false"/>
    </style:style>
    <style:style style:name="MP2" style:family="paragraph" style:parent-style-name="Footer">
      <style:paragraph-properties fo:text-align="right" style:justify-single-word="false" loext:word-spacing-minimum="75%" loext:word-spacing-maximum="13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5in" fo:page-height="11in" style:num-format="1" style:print-orientation="portrait" fo:margin-top="1.6in" fo:margin-bottom="0.3543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6457in" fo:margin-left="0in" fo:margin-right="0in" fo:margin-top="0.60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3" text:anchor-type="char" svg:x="-1in" svg:y="-1.6in" svg:width="8.4972in" svg:height="11in" draw:z-index="5"><draw:image xlink:href="Pictures/10000001000009F600000CE5948AB1F7.png" xlink:type="simple" xlink:show="embed" xlink:actuate="onLoad" draw:mime-type="image/png"/></draw:frame></text:p>
      </style:header>
      <style:footer>
        <text:p text:style-name="MP2"><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Karina Loria</meta:initial-creator>
    <meta:editing-cycles>7</meta:editing-cycles>
    <meta:print-date>2025-02-04T15:20:00</meta:print-date>
    <meta:creation-date>2025-02-04T15:21:00</meta:creation-date>
    <dc:date>2026-03-12T19:35:12.330253625</dc:date>
    <meta:generator>LibreOffice/26.2.1.2$Linux_X86_64 LibreOffice_project/8399f6259d8c87f40e7255cdb3c9b958f5e08948</meta:generator>
    <meta:editing-duration>P1DT18H8M6S</meta:editing-duration>
    <meta:document-statistic meta:table-count="1" meta:image-count="1" meta:object-count="0" meta:page-count="7" meta:paragraph-count="107" meta:word-count="2138" meta:character-count="13817" meta:non-whitespace-character-count="11719"/>
    <meta:user-defined meta:name="AppVersion">16.0000</meta:user-defined>
    <meta:template xlink:type="simple" xlink:actuate="onRequest" xlink:title="UPEACE_letterhead_español" xlink:href=""/>
  </office:meta>
</office:document-meta>
</file>